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散戶微台未平倉" table:style-name="ta1">
        <table:shapes>
          <draw:frame draw:z-index="0" draw:style-name="gr1" draw:text-style-name="P1" svg:width="15.999cm" svg:height="8.999cm" svg:x="13.648cm" svg:y="0.1cm">
            <draw:object draw:notify-on-update-of-ranges="散戶微台未平倉.A2:散戶微台未平倉.A110 散戶微台未平倉.F1:散戶微台未平倉.F1 散戶微台未平倉.F2:散戶微台未平倉.F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876cm" svg:height="8.999cm" svg:x="13.702cm" svg:y="7.416cm">
            <draw:object draw:notify-on-update-of-ranges="散戶微台未平倉.A2:散戶微台未平倉.A110 散戶微台未平倉.E1:散戶微台未平倉.E1 散戶微台未平倉.E2:散戶微台未平倉.E1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549cm" svg:height="8.999cm" svg:x="36.642cm" svg:y="8.702cm">
            <draw:object draw:notify-on-update-of-ranges="散戶微台未平倉.A2:散戶微台未平倉.A78 散戶微台未平倉.O1:散戶微台未平倉.O1 散戶微台未平倉.O2:散戶微台未平倉.O7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自營商</text:p>
          </table:table-cell>
          <table:table-cell office:value-type="string" ns42:value-type="string">
            <text:p>投信</text:p>
          </table:table-cell>
          <table:table-cell office:value-type="string" ns42:value-type="string">
            <text:p>外資及陸資</text:p>
          </table:table-cell>
          <table:table-cell office:value-type="string" ns42:value-type="string">
            <text:p>散戶_微台未平倉</text:p>
          </table:table-cell>
          <table:table-cell office:value-type="string" ns42:value-type="string">
            <text:p>加權指數收盤</text:p>
          </table:table-cell>
          <table:table-cell table:number-columns-repeated="8"/>
          <table:table-cell table:style-name="Default" office:value-type="string" ns42:value-type="string">
            <text:p>散戶除以自營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3</text:p>
          </table:table-cell>
          <table:table-cell office:value-type="float" office:value="-14972" ns42:value-type="float">
            <text:p>-14972</text:p>
          </table:table-cell>
          <table:table-cell office:value-type="float" office:value="0" ns42:value-type="float">
            <text:p>0</text:p>
          </table:table-cell>
          <table:table-cell office:value-type="float" office:value="243" ns42:value-type="float">
            <text:p>243</text:p>
          </table:table-cell>
          <table:table-cell office:value-type="float" office:value="14729" ns42:value-type="float">
            <text:p>14729</text:p>
          </table:table-cell>
          <table:table-cell office:value-type="float" office:value="26923.42" ns42:value-type="float">
            <text:p>26923.42</text:p>
          </table:table-cell>
          <table:table-cell table:number-columns-repeated="8"/>
          <table:table-cell table:formula="of:=[.E2]/[.B2]" office:value-type="percentage" office:value="-0.983769703446433" ns42:value-type="percentage">
            <text:p>-98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4</text:p>
          </table:table-cell>
          <table:table-cell office:value-type="float" office:value="-13657" ns42:value-type="float">
            <text:p>-13657</text:p>
          </table:table-cell>
          <table:table-cell office:value-type="float" office:value="0" ns42:value-type="float">
            <text:p>0</text:p>
          </table:table-cell>
          <table:table-cell office:value-type="float" office:value="-40" ns42:value-type="float">
            <text:p>-40</text:p>
          </table:table-cell>
          <table:table-cell office:value-type="float" office:value="13697" ns42:value-type="float">
            <text:p>13697</text:p>
          </table:table-cell>
          <table:table-cell office:value-type="float" office:value="26793.15" ns42:value-type="float">
            <text:p>26793.15</text:p>
          </table:table-cell>
          <table:table-cell table:number-columns-repeated="8"/>
          <table:table-cell table:formula="of:=[.E3]/[.B3]" office:value-type="percentage" office:value="-1.00292890092993" ns42:value-type="percentage">
            <text:p>-100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5</text:p>
          </table:table-cell>
          <table:table-cell office:value-type="float" office:value="7255" ns42:value-type="float">
            <text:p>7255</text:p>
          </table:table-cell>
          <table:table-cell office:value-type="float" office:value="0" ns42:value-type="float">
            <text:p>0</text:p>
          </table:table-cell>
          <table:table-cell office:value-type="float" office:value="-94" ns42:value-type="float">
            <text:p>-94</text:p>
          </table:table-cell>
          <table:table-cell office:value-type="float" office:value="-7161" ns42:value-type="float">
            <text:p>-7161</text:p>
          </table:table-cell>
          <table:table-cell office:value-type="float" office:value="27275.71" ns42:value-type="float">
            <text:p>27275.71</text:p>
          </table:table-cell>
          <table:table-cell table:number-columns-repeated="8"/>
          <table:table-cell table:formula="of:=[.E4]/[.B4]" office:value-type="percentage" office:value="-0.987043418332185" ns42:value-type="percentage">
            <text:p>-98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6</text:p>
          </table:table-cell>
          <table:table-cell office:value-type="float" office:value="11975" ns42:value-type="float">
            <text:p>11975</text:p>
          </table:table-cell>
          <table:table-cell office:value-type="float" office:value="0" ns42:value-type="float">
            <text:p>0</text:p>
          </table:table-cell>
          <table:table-cell office:value-type="float" office:value="25" ns42:value-type="float">
            <text:p>25</text:p>
          </table:table-cell>
          <table:table-cell office:value-type="float" office:value="-12000" ns42:value-type="float">
            <text:p>-12000</text:p>
          </table:table-cell>
          <table:table-cell office:value-type="float" office:value="27647.87" ns42:value-type="float">
            <text:p>27647.87</text:p>
          </table:table-cell>
          <table:table-cell table:number-columns-repeated="8"/>
          <table:table-cell table:formula="of:=[.E5]/[.B5]" office:value-type="percentage" office:value="-1.00208768267223" ns42:value-type="percentage">
            <text:p>-100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17</text:p>
          </table:table-cell>
          <table:table-cell office:value-type="float" office:value="-2049" ns42:value-type="float">
            <text:p>-2049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3076" ns42:value-type="float">
            <text:p>3076</text:p>
          </table:table-cell>
          <table:table-cell office:value-type="float" office:value="27302.37" ns42:value-type="float">
            <text:p>27302.37</text:p>
          </table:table-cell>
          <table:table-cell table:number-columns-repeated="8"/>
          <table:table-cell table:formula="of:=[.E6]/[.B6]" office:value-type="percentage" office:value="-1.50122010736945" ns42:value-type="percentage">
            <text:p>-150.1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0</text:p>
          </table:table-cell>
          <table:table-cell office:value-type="float" office:value="11954" ns42:value-type="float">
            <text:p>11954</text:p>
          </table:table-cell>
          <table:table-cell office:value-type="float" office:value="0" ns42:value-type="float">
            <text:p>0</text:p>
          </table:table-cell>
          <table:table-cell office:value-type="float" office:value="-308" ns42:value-type="float">
            <text:p>-308</text:p>
          </table:table-cell>
          <table:table-cell office:value-type="float" office:value="-11646" ns42:value-type="float">
            <text:p>-11646</text:p>
          </table:table-cell>
          <table:table-cell office:value-type="float" office:value="27688.63" ns42:value-type="float">
            <text:p>27688.63</text:p>
          </table:table-cell>
          <table:table-cell table:number-columns-repeated="8"/>
          <table:table-cell table:formula="of:=[.E7]/[.B7]" office:value-type="percentage" office:value="-0.974234565835704" ns42:value-type="percentage">
            <text:p>-9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1</text:p>
          </table:table-cell>
          <table:table-cell office:value-type="float" office:value="16329" ns42:value-type="float">
            <text:p>16329</text:p>
          </table:table-cell>
          <table:table-cell office:value-type="float" office:value="0" ns42:value-type="float">
            <text:p>0</text:p>
          </table:table-cell>
          <table:table-cell office:value-type="float" office:value="-193" ns42:value-type="float">
            <text:p>-193</text:p>
          </table:table-cell>
          <table:table-cell office:value-type="float" office:value="-16136" ns42:value-type="float">
            <text:p>-16136</text:p>
          </table:table-cell>
          <table:table-cell office:value-type="float" office:value="27752.41" ns42:value-type="float">
            <text:p>27752.41</text:p>
          </table:table-cell>
          <table:table-cell table:number-columns-repeated="8"/>
          <table:table-cell table:formula="of:=[.E8]/[.B8]" office:value-type="percentage" office:value="-0.988180537693674" ns42:value-type="percentage">
            <text:p>-98.8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2</text:p>
          </table:table-cell>
          <table:table-cell office:value-type="float" office:value="3445" ns42:value-type="float">
            <text:p>3445</text:p>
          </table:table-cell>
          <table:table-cell office:value-type="float" office:value="0" ns42:value-type="float">
            <text:p>0</text:p>
          </table:table-cell>
          <table:table-cell office:value-type="float" office:value="-388" ns42:value-type="float">
            <text:p>-388</text:p>
          </table:table-cell>
          <table:table-cell office:value-type="float" office:value="-3057" ns42:value-type="float">
            <text:p>-3057</text:p>
          </table:table-cell>
          <table:table-cell office:value-type="float" office:value="27648.91" ns42:value-type="float">
            <text:p>27648.91</text:p>
          </table:table-cell>
          <table:table-cell table:number-columns-repeated="8"/>
          <table:table-cell table:formula="of:=[.E9]/[.B9]" office:value-type="percentage" office:value="-0.887373004354137" ns42:value-type="percentage">
            <text:p>-88.7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3</text:p>
          </table:table-cell>
          <table:table-cell office:value-type="float" office:value="1187" ns42:value-type="float">
            <text:p>1187</text:p>
          </table:table-cell>
          <table:table-cell office:value-type="float" office:value="0" ns42:value-type="float">
            <text:p>0</text:p>
          </table:table-cell>
          <table:table-cell office:value-type="float" office:value="-813" ns42:value-type="float">
            <text:p>-813</text:p>
          </table:table-cell>
          <table:table-cell office:value-type="float" office:value="-374" ns42:value-type="float">
            <text:p>-374</text:p>
          </table:table-cell>
          <table:table-cell office:value-type="float" office:value="27532.26" ns42:value-type="float">
            <text:p>27532.26</text:p>
          </table:table-cell>
          <table:table-cell table:number-columns-repeated="8"/>
          <table:table-cell table:formula="of:=[.E10]/[.B10]" office:value-type="percentage" office:value="-0.315080033698399" ns42:value-type="percentage">
            <text:p>-31.5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7</text:p>
          </table:table-cell>
          <table:table-cell office:value-type="float" office:value="12674" ns42:value-type="float">
            <text:p>12674</text:p>
          </table:table-cell>
          <table:table-cell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2351" ns42:value-type="float">
            <text:p>-12351</text:p>
          </table:table-cell>
          <table:table-cell office:value-type="float" office:value="27993.63" ns42:value-type="float">
            <text:p>27993.63</text:p>
          </table:table-cell>
          <table:table-cell table:number-columns-repeated="8"/>
          <table:table-cell table:formula="of:=[.E11]/[.B11]" office:value-type="percentage" office:value="-0.974514754615749" ns42:value-type="percentage">
            <text:p>-97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8</text:p>
          </table:table-cell>
          <table:table-cell office:value-type="float" office:value="-120" ns42:value-type="float">
            <text:p>-120</text:p>
          </table:table-cell>
          <table:table-cell office:value-type="float" office:value="0" ns42:value-type="float">
            <text:p>0</text:p>
          </table:table-cell>
          <table:table-cell office:value-type="float" office:value="-1429" ns42:value-type="float">
            <text:p>-1429</text:p>
          </table:table-cell>
          <table:table-cell office:value-type="float" office:value="1549" ns42:value-type="float">
            <text:p>1549</text:p>
          </table:table-cell>
          <table:table-cell office:value-type="float" office:value="27949.11" ns42:value-type="float">
            <text:p>27949.11</text:p>
          </table:table-cell>
          <table:table-cell table:number-columns-repeated="8"/>
          <table:table-cell table:formula="of:=[.E12]/[.B12]" office:value-type="percentage" office:value="-12.9083333333333" ns42:value-type="percentage">
            <text:p>-129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29</text:p>
          </table:table-cell>
          <table:table-cell office:value-type="float" office:value="15592" ns42:value-type="float">
            <text:p>15592</text:p>
          </table:table-cell>
          <table:table-cell office:value-type="float" office:value="0" ns42:value-type="float">
            <text:p>0</text:p>
          </table:table-cell>
          <table:table-cell office:value-type="float" office:value="61" ns42:value-type="float">
            <text:p>61</text:p>
          </table:table-cell>
          <table:table-cell office:value-type="float" office:value="-15653" ns42:value-type="float">
            <text:p>-15653</text:p>
          </table:table-cell>
          <table:table-cell office:value-type="float" office:value="28294.74" ns42:value-type="float">
            <text:p>28294.74</text:p>
          </table:table-cell>
          <table:table-cell table:number-columns-repeated="8"/>
          <table:table-cell table:formula="of:=[.E13]/[.B13]" office:value-type="percentage" office:value="-1.00391226269882" ns42:value-type="percentage">
            <text:p>-100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0</text:p>
          </table:table-cell>
          <table:table-cell office:value-type="float" office:value="9173" ns42:value-type="float">
            <text:p>9173</text:p>
          </table:table-cell>
          <table:table-cell office:value-type="float" office:value="0" ns42:value-type="float">
            <text:p>0</text:p>
          </table:table-cell>
          <table:table-cell office:value-type="float" office:value="74" ns42:value-type="float">
            <text:p>74</text:p>
          </table:table-cell>
          <table:table-cell office:value-type="float" office:value="-9247" ns42:value-type="float">
            <text:p>-9247</text:p>
          </table:table-cell>
          <table:table-cell office:value-type="float" office:value="28287.53" ns42:value-type="float">
            <text:p>28287.53</text:p>
          </table:table-cell>
          <table:table-cell table:number-columns-repeated="8"/>
          <table:table-cell table:formula="of:=[.E14]/[.B14]" office:value-type="percentage" office:value="-1.00806715360297" ns42:value-type="percentage">
            <text:p>-100.8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0/31</text:p>
          </table:table-cell>
          <table:table-cell office:value-type="float" office:value="11569" ns42:value-type="float">
            <text:p>11569</text:p>
          </table:table-cell>
          <table:table-cell office:value-type="float" office:value="0" ns42:value-type="float">
            <text:p>0</text:p>
          </table:table-cell>
          <table:table-cell office:value-type="float" office:value="-186" ns42:value-type="float">
            <text:p>-186</text:p>
          </table:table-cell>
          <table:table-cell office:value-type="float" office:value="-11383" ns42:value-type="float">
            <text:p>-11383</text:p>
          </table:table-cell>
          <table:table-cell office:value-type="float" office:value="28233.35" ns42:value-type="float">
            <text:p>28233.35</text:p>
          </table:table-cell>
          <table:table-cell table:number-columns-repeated="8"/>
          <table:table-cell table:formula="of:=[.E15]/[.B15]" office:value-type="percentage" office:value="-0.983922551646642" ns42:value-type="percentage">
            <text:p>-98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3</text:p>
          </table:table-cell>
          <table:table-cell office:value-type="float" office:value="4000" ns42:value-type="float">
            <text:p>4000</text:p>
          </table:table-cell>
          <table:table-cell office:value-type="float" office:value="0" ns42:value-type="float">
            <text:p>0</text:p>
          </table:table-cell>
          <table:table-cell office:value-type="float" office:value="-804" ns42:value-type="float">
            <text:p>-804</text:p>
          </table:table-cell>
          <table:table-cell office:value-type="float" office:value="-3196" ns42:value-type="float">
            <text:p>-3196</text:p>
          </table:table-cell>
          <table:table-cell office:value-type="float" office:value="28334.59" ns42:value-type="float">
            <text:p>28334.59</text:p>
          </table:table-cell>
          <table:table-cell table:number-columns-repeated="8"/>
          <table:table-cell table:formula="of:=[.E16]/[.B16]" office:value-type="percentage" office:value="-0.799" ns42:value-type="percentage">
            <text:p>-79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4</text:p>
          </table:table-cell>
          <table:table-cell office:value-type="float" office:value="-4504" ns42:value-type="float">
            <text:p>-4504</text:p>
          </table:table-cell>
          <table:table-cell office:value-type="float" office:value="0" ns42:value-type="float">
            <text:p>0</text:p>
          </table:table-cell>
          <table:table-cell office:value-type="float" office:value="-966" ns42:value-type="float">
            <text:p>-966</text:p>
          </table:table-cell>
          <table:table-cell office:value-type="float" office:value="5470" ns42:value-type="float">
            <text:p>5470</text:p>
          </table:table-cell>
          <table:table-cell office:value-type="float" office:value="28116.56" ns42:value-type="float">
            <text:p>28116.56</text:p>
          </table:table-cell>
          <table:table-cell table:number-columns-repeated="8"/>
          <table:table-cell table:formula="of:=[.E17]/[.B17]" office:value-type="percentage" office:value="-1.21447602131439" ns42:value-type="percentage">
            <text:p>-121.4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5</text:p>
          </table:table-cell>
          <table:table-cell office:value-type="float" office:value="-16797" ns42:value-type="float">
            <text:p>-16797</text:p>
          </table:table-cell>
          <table:table-cell office:value-type="float" office:value="0" ns42:value-type="float">
            <text:p>0</text:p>
          </table:table-cell>
          <table:table-cell office:value-type="float" office:value="-600" ns42:value-type="float">
            <text:p>-600</text:p>
          </table:table-cell>
          <table:table-cell office:value-type="float" office:value="17397" ns42:value-type="float">
            <text:p>17397</text:p>
          </table:table-cell>
          <table:table-cell office:value-type="float" office:value="27717.06" ns42:value-type="float">
            <text:p>27717.06</text:p>
          </table:table-cell>
          <table:table-cell table:number-columns-repeated="8"/>
          <table:table-cell table:formula="of:=[.E18]/[.B18]" office:value-type="percentage" office:value="-1.03572066440436" ns42:value-type="percentage">
            <text:p>-103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6</text:p>
          </table:table-cell>
          <table:table-cell office:value-type="float" office:value="-8915" ns42:value-type="float">
            <text:p>-8915</text:p>
          </table:table-cell>
          <table:table-cell office:value-type="float" office:value="0" ns42:value-type="float">
            <text:p>0</text:p>
          </table:table-cell>
          <table:table-cell office:value-type="float" office:value="-47" ns42:value-type="float">
            <text:p>-47</text:p>
          </table:table-cell>
          <table:table-cell office:value-type="float" office:value="8962" ns42:value-type="float">
            <text:p>8962</text:p>
          </table:table-cell>
          <table:table-cell office:value-type="float" office:value="27899.45" ns42:value-type="float">
            <text:p>27899.45</text:p>
          </table:table-cell>
          <table:table-cell table:number-columns-repeated="8"/>
          <table:table-cell table:formula="of:=[.E19]/[.B19]" office:value-type="percentage" office:value="-1.00527201346046" ns42:value-type="percentage">
            <text:p>-100.5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07</text:p>
          </table:table-cell>
          <table:table-cell office:value-type="float" office:value="-20007" ns42:value-type="float">
            <text:p>-20007</text:p>
          </table:table-cell>
          <table:table-cell office:value-type="float" office:value="0" ns42:value-type="float">
            <text:p>0</text:p>
          </table:table-cell>
          <table:table-cell office:value-type="float" office:value="-2081" ns42:value-type="float">
            <text:p>-2081</text:p>
          </table:table-cell>
          <table:table-cell office:value-type="float" office:value="22088" ns42:value-type="float">
            <text:p>22088</text:p>
          </table:table-cell>
          <table:table-cell office:value-type="float" office:value="27651.41" ns42:value-type="float">
            <text:p>27651.41</text:p>
          </table:table-cell>
          <table:table-cell table:number-columns-repeated="8"/>
          <table:table-cell table:formula="of:=[.E20]/[.B20]" office:value-type="percentage" office:value="-1.10401359524167" ns42:value-type="percentage">
            <text:p>-110.4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0</text:p>
          </table:table-cell>
          <table:table-cell office:value-type="float" office:value="-12542" ns42:value-type="float">
            <text:p>-12542</text:p>
          </table:table-cell>
          <table:table-cell office:value-type="float" office:value="0" ns42:value-type="float">
            <text:p>0</text:p>
          </table:table-cell>
          <table:table-cell office:value-type="float" office:value="1018" ns42:value-type="float">
            <text:p>1018</text:p>
          </table:table-cell>
          <table:table-cell office:value-type="float" office:value="11524" ns42:value-type="float">
            <text:p>11524</text:p>
          </table:table-cell>
          <table:table-cell office:value-type="float" office:value="27869.51" ns42:value-type="float">
            <text:p>27869.51</text:p>
          </table:table-cell>
          <table:table-cell table:number-columns-repeated="8"/>
          <table:table-cell table:formula="of:=[.E21]/[.B21]" office:value-type="percentage" office:value="-0.918832722053899" ns42:value-type="percentage">
            <text:p>-91.8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1</text:p>
          </table:table-cell>
          <table:table-cell office:value-type="float" office:value="-19539" ns42:value-type="float">
            <text:p>-19539</text:p>
          </table:table-cell>
          <table:table-cell office:value-type="float" office:value="0" ns42:value-type="float">
            <text:p>0</text:p>
          </table:table-cell>
          <table:table-cell office:value-type="float" office:value="-646" ns42:value-type="float">
            <text:p>-646</text:p>
          </table:table-cell>
          <table:table-cell office:value-type="float" office:value="20185" ns42:value-type="float">
            <text:p>20185</text:p>
          </table:table-cell>
          <table:table-cell office:value-type="float" office:value="27784.95" ns42:value-type="float">
            <text:p>27784.95</text:p>
          </table:table-cell>
          <table:table-cell table:number-columns-repeated="8"/>
          <table:table-cell table:formula="of:=[.E22]/[.B22]" office:value-type="percentage" office:value="-1.03306208096627" ns42:value-type="percentage">
            <text:p>-103.3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2</text:p>
          </table:table-cell>
          <table:table-cell office:value-type="float" office:value="-9039" ns42:value-type="float">
            <text:p>-9039</text:p>
          </table:table-cell>
          <table:table-cell office:value-type="float" office:value="0" ns42:value-type="float">
            <text:p>0</text:p>
          </table:table-cell>
          <table:table-cell office:value-type="float" office:value="1494" ns42:value-type="float">
            <text:p>1494</text:p>
          </table:table-cell>
          <table:table-cell office:value-type="float" office:value="7545" ns42:value-type="float">
            <text:p>7545</text:p>
          </table:table-cell>
          <table:table-cell office:value-type="float" office:value="27947.09" ns42:value-type="float">
            <text:p>27947.09</text:p>
          </table:table-cell>
          <table:table-cell table:number-columns-repeated="8"/>
          <table:table-cell table:formula="of:=[.E23]/[.B23]" office:value-type="percentage" office:value="-0.834716229671424" ns42:value-type="percentage">
            <text:p>-83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3</text:p>
          </table:table-cell>
          <table:table-cell office:value-type="float" office:value="-17307" ns42:value-type="float">
            <text:p>-17307</text:p>
          </table:table-cell>
          <table:table-cell office:value-type="float" office:value="0" ns42:value-type="float">
            <text:p>0</text:p>
          </table:table-cell>
          <table:table-cell office:value-type="float" office:value="-1027" ns42:value-type="float">
            <text:p>-1027</text:p>
          </table:table-cell>
          <table:table-cell office:value-type="float" office:value="18334" ns42:value-type="float">
            <text:p>18334</text:p>
          </table:table-cell>
          <table:table-cell office:value-type="float" office:value="27903.56" ns42:value-type="float">
            <text:p>27903.56</text:p>
          </table:table-cell>
          <table:table-cell table:number-columns-repeated="8"/>
          <table:table-cell table:formula="of:=[.E24]/[.B24]" office:value-type="percentage" office:value="-1.05934015138383" ns42:value-type="percentage">
            <text:p>-105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4</text:p>
          </table:table-cell>
          <table:table-cell office:value-type="float" office:value="-35499" ns42:value-type="float">
            <text:p>-35499</text:p>
          </table:table-cell>
          <table:table-cell office:value-type="float" office:value="0" ns42:value-type="float">
            <text:p>0</text:p>
          </table:table-cell>
          <table:table-cell office:value-type="float" office:value="-1623" ns42:value-type="float">
            <text:p>-1623</text:p>
          </table:table-cell>
          <table:table-cell office:value-type="float" office:value="37122" ns42:value-type="float">
            <text:p>37122</text:p>
          </table:table-cell>
          <table:table-cell office:value-type="float" office:value="27397.5" ns42:value-type="float">
            <text:p>27397.5</text:p>
          </table:table-cell>
          <table:table-cell table:number-columns-repeated="8"/>
          <table:table-cell table:formula="of:=[.E25]/[.B25]" office:value-type="percentage" office:value="-1.04571959773515" ns42:value-type="percentage">
            <text:p>-104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7</text:p>
          </table:table-cell>
          <table:table-cell office:value-type="float" office:value="-19724" ns42:value-type="float">
            <text:p>-19724</text:p>
          </table:table-cell>
          <table:table-cell office:value-type="float" office:value="0" ns42:value-type="float">
            <text:p>0</text:p>
          </table:table-cell>
          <table:table-cell office:value-type="float" office:value="-590" ns42:value-type="float">
            <text:p>-590</text:p>
          </table:table-cell>
          <table:table-cell office:value-type="float" office:value="20314" ns42:value-type="float">
            <text:p>20314</text:p>
          </table:table-cell>
          <table:table-cell office:value-type="float" office:value="27447.31" ns42:value-type="float">
            <text:p>27447.31</text:p>
          </table:table-cell>
          <table:table-cell table:number-columns-repeated="8"/>
          <table:table-cell table:formula="of:=[.E26]/[.B26]" office:value-type="percentage" office:value="-1.02991279659298" ns42:value-type="percentage">
            <text:p>-102.9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8</text:p>
          </table:table-cell>
          <table:table-cell office:value-type="float" office:value="-36752" ns42:value-type="float">
            <text:p>-36752</text:p>
          </table:table-cell>
          <table:table-cell office:value-type="float" office:value="0" ns42:value-type="float">
            <text:p>0</text:p>
          </table:table-cell>
          <table:table-cell office:value-type="float" office:value="-2546" ns42:value-type="float">
            <text:p>-2546</text:p>
          </table:table-cell>
          <table:table-cell office:value-type="float" office:value="39298" ns42:value-type="float">
            <text:p>39298</text:p>
          </table:table-cell>
          <table:table-cell office:value-type="float" office:value="26756.12" ns42:value-type="float">
            <text:p>26756.12</text:p>
          </table:table-cell>
          <table:table-cell table:number-columns-repeated="8"/>
          <table:table-cell table:formula="of:=[.E27]/[.B27]" office:value-type="percentage" office:value="-1.0692751414889" ns42:value-type="percentage">
            <text:p>-106.9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19</text:p>
          </table:table-cell>
          <table:table-cell office:value-type="float" office:value="-28284" ns42:value-type="float">
            <text:p>-28284</text:p>
          </table:table-cell>
          <table:table-cell office:value-type="float" office:value="0" ns42:value-type="float">
            <text:p>0</text:p>
          </table:table-cell>
          <table:table-cell office:value-type="float" office:value="-1117" ns42:value-type="float">
            <text:p>-1117</text:p>
          </table:table-cell>
          <table:table-cell office:value-type="float" office:value="29401" ns42:value-type="float">
            <text:p>29401</text:p>
          </table:table-cell>
          <table:table-cell office:value-type="float" office:value="26580.12" ns42:value-type="float">
            <text:p>26580.12</text:p>
          </table:table-cell>
          <table:table-cell table:number-columns-repeated="8"/>
          <table:table-cell table:formula="of:=[.E28]/[.B28]" office:value-type="percentage" office:value="-1.03949229246217" ns42:value-type="percentage">
            <text:p>-103.9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0</text:p>
          </table:table-cell>
          <table:table-cell office:value-type="float" office:value="-8131" ns42:value-type="float">
            <text:p>-8131</text:p>
          </table:table-cell>
          <table:table-cell office:value-type="float" office:value="0" ns42:value-type="float">
            <text:p>0</text:p>
          </table:table-cell>
          <table:table-cell office:value-type="float" office:value="1923" ns42:value-type="float">
            <text:p>1923</text:p>
          </table:table-cell>
          <table:table-cell office:value-type="float" office:value="6208" ns42:value-type="float">
            <text:p>6208</text:p>
          </table:table-cell>
          <table:table-cell office:value-type="float" office:value="27426.36" ns42:value-type="float">
            <text:p>27426.36</text:p>
          </table:table-cell>
          <table:table-cell table:number-columns-repeated="8"/>
          <table:table-cell table:formula="of:=[.E29]/[.B29]" office:value-type="percentage" office:value="-0.763497724757102" ns42:value-type="percentage">
            <text:p>-76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1</text:p>
          </table:table-cell>
          <table:table-cell office:value-type="float" office:value="-41230" ns42:value-type="float">
            <text:p>-41230</text:p>
          </table:table-cell>
          <table:table-cell office:value-type="float" office:value="0" ns42:value-type="float">
            <text:p>0</text:p>
          </table:table-cell>
          <table:table-cell office:value-type="float" office:value="-1368" ns42:value-type="float">
            <text:p>-1368</text:p>
          </table:table-cell>
          <table:table-cell office:value-type="float" office:value="42598" ns42:value-type="float">
            <text:p>42598</text:p>
          </table:table-cell>
          <table:table-cell office:value-type="float" office:value="26434.94" ns42:value-type="float">
            <text:p>26434.94</text:p>
          </table:table-cell>
          <table:table-cell table:number-columns-repeated="8"/>
          <table:table-cell table:formula="of:=[.E30]/[.B30]" office:value-type="percentage" office:value="-1.0331797235023" ns42:value-type="percentage">
            <text:p>-103.3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4</text:p>
          </table:table-cell>
          <table:table-cell office:value-type="float" office:value="-29669" ns42:value-type="float">
            <text:p>-29669</text:p>
          </table:table-cell>
          <table:table-cell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29723" ns42:value-type="float">
            <text:p>29723</text:p>
          </table:table-cell>
          <table:table-cell office:value-type="float" office:value="26504.24" ns42:value-type="float">
            <text:p>26504.24</text:p>
          </table:table-cell>
          <table:table-cell table:number-columns-repeated="8"/>
          <table:table-cell table:formula="of:=[.E31]/[.B31]" office:value-type="percentage" office:value="-1.00182008156662" ns42:value-type="percentage">
            <text:p>-10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5</text:p>
          </table:table-cell>
          <table:table-cell office:value-type="float" office:value="-18668" ns42:value-type="float">
            <text:p>-18668</text:p>
          </table:table-cell>
          <table:table-cell office:value-type="float" office:value="0" ns42:value-type="float">
            <text:p>0</text:p>
          </table:table-cell>
          <table:table-cell office:value-type="float" office:value="115" ns42:value-type="float">
            <text:p>115</text:p>
          </table:table-cell>
          <table:table-cell office:value-type="float" office:value="18553" ns42:value-type="float">
            <text:p>18553</text:p>
          </table:table-cell>
          <table:table-cell office:value-type="float" office:value="26912.17" ns42:value-type="float">
            <text:p>26912.17</text:p>
          </table:table-cell>
          <table:table-cell table:number-columns-repeated="8"/>
          <table:table-cell table:formula="of:=[.E32]/[.B32]" office:value-type="percentage" office:value="-0.993839725733876" ns42:value-type="percentage">
            <text:p>-99.3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6</text:p>
          </table:table-cell>
          <table:table-cell office:value-type="float" office:value="-6788" ns42:value-type="float">
            <text:p>-6788</text:p>
          </table:table-cell>
          <table:table-cell office:value-type="float" office:value="0" ns42:value-type="float">
            <text:p>0</text:p>
          </table:table-cell>
          <table:table-cell office:value-type="float" office:value="2239" ns42:value-type="float">
            <text:p>2239</text:p>
          </table:table-cell>
          <table:table-cell office:value-type="float" office:value="4549" ns42:value-type="float">
            <text:p>4549</text:p>
          </table:table-cell>
          <table:table-cell office:value-type="float" office:value="27409.54" ns42:value-type="float">
            <text:p>27409.54</text:p>
          </table:table-cell>
          <table:table-cell table:number-columns-repeated="8"/>
          <table:table-cell table:formula="of:=[.E33]/[.B33]" office:value-type="percentage" office:value="-0.670153211549794" ns42:value-type="percentage">
            <text:p>-67.0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7</text:p>
          </table:table-cell>
          <table:table-cell office:value-type="float" office:value="603" ns42:value-type="float">
            <text:p>603</text:p>
          </table:table-cell>
          <table:table-cell office:value-type="float" office:value="0" ns42:value-type="float">
            <text:p>0</text:p>
          </table:table-cell>
          <table:table-cell office:value-type="float" office:value="1406" ns42:value-type="float">
            <text:p>1406</text:p>
          </table:table-cell>
          <table:table-cell office:value-type="float" office:value="-2009" ns42:value-type="float">
            <text:p>-2009</text:p>
          </table:table-cell>
          <table:table-cell office:value-type="float" office:value="27554.53" ns42:value-type="float">
            <text:p>27554.53</text:p>
          </table:table-cell>
          <table:table-cell table:number-columns-repeated="8"/>
          <table:table-cell table:formula="of:=[.E34]/[.B34]" office:value-type="percentage" office:value="-3.33167495854063" ns42:value-type="percentage">
            <text:p>-333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1/28</text:p>
          </table:table-cell>
          <table:table-cell office:value-type="float" office:value="4420" ns42:value-type="float">
            <text:p>4420</text:p>
          </table:table-cell>
          <table:table-cell office:value-type="float" office:value="0" ns42:value-type="float">
            <text:p>0</text:p>
          </table:table-cell>
          <table:table-cell office:value-type="float" office:value="1643" ns42:value-type="float">
            <text:p>1643</text:p>
          </table:table-cell>
          <table:table-cell office:value-type="float" office:value="-6063" ns42:value-type="float">
            <text:p>-6063</text:p>
          </table:table-cell>
          <table:table-cell office:value-type="float" office:value="27626.48" ns42:value-type="float">
            <text:p>27626.48</text:p>
          </table:table-cell>
          <table:table-cell table:number-columns-repeated="8"/>
          <table:table-cell table:formula="of:=[.E35]/[.B35]" office:value-type="percentage" office:value="-1.37171945701357" ns42:value-type="percentage">
            <text:p>-137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1</text:p>
          </table:table-cell>
          <table:table-cell office:value-type="float" office:value="-11486" ns42:value-type="float">
            <text:p>-11486</text:p>
          </table:table-cell>
          <table:table-cell office:value-type="float" office:value="0" ns42:value-type="float">
            <text:p>0</text:p>
          </table:table-cell>
          <table:table-cell office:value-type="float" office:value="-1099" ns42:value-type="float">
            <text:p>-1099</text:p>
          </table:table-cell>
          <table:table-cell office:value-type="float" office:value="12585" ns42:value-type="float">
            <text:p>12585</text:p>
          </table:table-cell>
          <table:table-cell office:value-type="float" office:value="27342.53" ns42:value-type="float">
            <text:p>27342.53</text:p>
          </table:table-cell>
          <table:table-cell table:number-columns-repeated="8"/>
          <table:table-cell table:formula="of:=[.E36]/[.B36]" office:value-type="percentage" office:value="-1.09568169946021" ns42:value-type="percentage">
            <text:p>-109.5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2</text:p>
          </table:table-cell>
          <table:table-cell office:value-type="float" office:value="-7305" ns42:value-type="float">
            <text:p>-7305</text:p>
          </table:table-cell>
          <table:table-cell office:value-type="float" office:value="0" ns42:value-type="float">
            <text:p>0</text:p>
          </table:table-cell>
          <table:table-cell office:value-type="float" office:value="569" ns42:value-type="float">
            <text:p>569</text:p>
          </table:table-cell>
          <table:table-cell office:value-type="float" office:value="6736" ns42:value-type="float">
            <text:p>6736</text:p>
          </table:table-cell>
          <table:table-cell office:value-type="float" office:value="27564.27" ns42:value-type="float">
            <text:p>27564.27</text:p>
          </table:table-cell>
          <table:table-cell table:number-columns-repeated="8"/>
          <table:table-cell table:formula="of:=[.E37]/[.B37]" office:value-type="percentage" office:value="-0.922108145106092" ns42:value-type="percentage">
            <text:p>-92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3</text:p>
          </table:table-cell>
          <table:table-cell office:value-type="float" office:value="-5659" ns42:value-type="float">
            <text:p>-5659</text:p>
          </table:table-cell>
          <table:table-cell office:value-type="float" office:value="0" ns42:value-type="float">
            <text:p>0</text:p>
          </table:table-cell>
          <table:table-cell office:value-type="float" office:value="1262" ns42:value-type="float">
            <text:p>1262</text:p>
          </table:table-cell>
          <table:table-cell office:value-type="float" office:value="4397" ns42:value-type="float">
            <text:p>4397</text:p>
          </table:table-cell>
          <table:table-cell office:value-type="float" office:value="27793.04" ns42:value-type="float">
            <text:p>27793.04</text:p>
          </table:table-cell>
          <table:table-cell table:number-columns-repeated="8"/>
          <table:table-cell table:formula="of:=[.E38]/[.B38]" office:value-type="percentage" office:value="-0.776992401484361" ns42:value-type="percentage">
            <text:p>-77.7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4</text:p>
          </table:table-cell>
          <table:table-cell office:value-type="float" office:value="-6761" ns42:value-type="float">
            <text:p>-6761</text:p>
          </table:table-cell>
          <table:table-cell office:value-type="float" office:value="0" ns42:value-type="float">
            <text:p>0</text:p>
          </table:table-cell>
          <table:table-cell office:value-type="float" office:value="1208" ns42:value-type="float">
            <text:p>1208</text:p>
          </table:table-cell>
          <table:table-cell office:value-type="float" office:value="5553" ns42:value-type="float">
            <text:p>5553</text:p>
          </table:table-cell>
          <table:table-cell office:value-type="float" office:value="27795.71" ns42:value-type="float">
            <text:p>27795.71</text:p>
          </table:table-cell>
          <table:table-cell table:number-columns-repeated="8"/>
          <table:table-cell table:formula="of:=[.E39]/[.B39]" office:value-type="percentage" office:value="-0.821328205886703" ns42:value-type="percentage">
            <text:p>-82.1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5</text:p>
          </table:table-cell>
          <table:table-cell office:value-type="float" office:value="1317" ns42:value-type="float">
            <text:p>1317</text:p>
          </table:table-cell>
          <table:table-cell office:value-type="float" office:value="0" ns42:value-type="float">
            <text:p>0</text:p>
          </table:table-cell>
          <table:table-cell office:value-type="float" office:value="3119" ns42:value-type="float">
            <text:p>3119</text:p>
          </table:table-cell>
          <table:table-cell office:value-type="float" office:value="-4436" ns42:value-type="float">
            <text:p>-4436</text:p>
          </table:table-cell>
          <table:table-cell office:value-type="float" office:value="27980.89" ns42:value-type="float">
            <text:p>27980.89</text:p>
          </table:table-cell>
          <table:table-cell table:number-columns-repeated="8"/>
          <table:table-cell table:formula="of:=[.E40]/[.B40]" office:value-type="percentage" office:value="-3.36826119969628" ns42:value-type="percentage">
            <text:p>-336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8</text:p>
          </table:table-cell>
          <table:table-cell office:value-type="float" office:value="6900" ns42:value-type="float">
            <text:p>6900</text:p>
          </table:table-cell>
          <table:table-cell office:value-type="float" office:value="0" ns42:value-type="float">
            <text:p>0</text:p>
          </table:table-cell>
          <table:table-cell office:value-type="float" office:value="2481" ns42:value-type="float">
            <text:p>2481</text:p>
          </table:table-cell>
          <table:table-cell office:value-type="float" office:value="-9381" ns42:value-type="float">
            <text:p>-9381</text:p>
          </table:table-cell>
          <table:table-cell office:value-type="float" office:value="28303.78" ns42:value-type="float">
            <text:p>28303.78</text:p>
          </table:table-cell>
          <table:table-cell table:number-columns-repeated="8"/>
          <table:table-cell table:formula="of:=[.E41]/[.B41]" office:value-type="percentage" office:value="-1.3595652173913" ns42:value-type="percentage">
            <text:p>-135.9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09</text:p>
          </table:table-cell>
          <table:table-cell office:value-type="float" office:value="248" ns42:value-type="float">
            <text:p>248</text:p>
          </table:table-cell>
          <table:table-cell office:value-type="float" office:value="0" ns42:value-type="float">
            <text:p>0</text:p>
          </table:table-cell>
          <table:table-cell office:value-type="float" office:value="-2052" ns42:value-type="float">
            <text:p>-2052</text:p>
          </table:table-cell>
          <table:table-cell office:value-type="float" office:value="1804" ns42:value-type="float">
            <text:p>1804</text:p>
          </table:table-cell>
          <table:table-cell office:value-type="float" office:value="28182.6" ns42:value-type="float">
            <text:p>28182.6</text:p>
          </table:table-cell>
          <table:table-cell table:number-columns-repeated="8"/>
          <table:table-cell table:formula="of:=[.E42]/[.B42]" office:value-type="percentage" office:value="7.2741935483871" ns42:value-type="percentage">
            <text:p>727.4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0</text:p>
          </table:table-cell>
          <table:table-cell office:value-type="float" office:value="7097" ns42:value-type="float">
            <text:p>7097</text:p>
          </table:table-cell>
          <table:table-cell office:value-type="float" office:value="0" ns42:value-type="float">
            <text:p>0</text:p>
          </table:table-cell>
          <table:table-cell office:value-type="float" office:value="1731" ns42:value-type="float">
            <text:p>1731</text:p>
          </table:table-cell>
          <table:table-cell office:value-type="float" office:value="-8828" ns42:value-type="float">
            <text:p>-8828</text:p>
          </table:table-cell>
          <table:table-cell office:value-type="float" office:value="28400.73" ns42:value-type="float">
            <text:p>28400.73</text:p>
          </table:table-cell>
          <table:table-cell table:number-columns-repeated="8"/>
          <table:table-cell table:formula="of:=[.E43]/[.B43]" office:value-type="percentage" office:value="-1.24390587572214" ns42:value-type="percentage">
            <text:p>-124.39%</text:p>
          </table:table-cell>
          <table:table-cell/>
          <table:table-cell>
            <draw:frame draw:z-index="3" draw:style-name="gr1" draw:text-style-name="P1" svg:width="16.549cm" svg:height="8.999cm" svg:x="0.002cm" svg:y="0.001cm">
              <draw:object draw:notify-on-update-of-ranges="散戶微台未平倉.A2:散戶微台未平倉.A78 散戶微台未平倉.O1:散戶微台未平倉.O1 散戶微台未平倉.O2:散戶微台未平倉.O7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11</text:p>
          </table:table-cell>
          <table:table-cell office:value-type="float" office:value="-10131" ns42:value-type="float">
            <text:p>-10131</text:p>
          </table:table-cell>
          <table:table-cell office:value-type="float" office:value="0" ns42:value-type="float">
            <text:p>0</text:p>
          </table:table-cell>
          <table:table-cell office:value-type="float" office:value="-2744" ns42:value-type="float">
            <text:p>-2744</text:p>
          </table:table-cell>
          <table:table-cell office:value-type="float" office:value="12875" ns42:value-type="float">
            <text:p>12875</text:p>
          </table:table-cell>
          <table:table-cell office:value-type="float" office:value="28024.75" ns42:value-type="float">
            <text:p>28024.75</text:p>
          </table:table-cell>
          <table:table-cell table:number-columns-repeated="8"/>
          <table:table-cell table:formula="of:=[.E44]/[.B44]" office:value-type="percentage" office:value="-1.27085184088441" ns42:value-type="percentage">
            <text:p>-127.0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2</text:p>
          </table:table-cell>
          <table:table-cell office:value-type="float" office:value="-5092" ns42:value-type="float">
            <text:p>-5092</text:p>
          </table:table-cell>
          <table:table-cell office:value-type="float" office:value="0" ns42:value-type="float">
            <text:p>0</text:p>
          </table:table-cell>
          <table:table-cell office:value-type="float" office:value="-639" ns42:value-type="float">
            <text:p>-639</text:p>
          </table:table-cell>
          <table:table-cell office:value-type="float" office:value="5731" ns42:value-type="float">
            <text:p>5731</text:p>
          </table:table-cell>
          <table:table-cell office:value-type="float" office:value="28198.02" ns42:value-type="float">
            <text:p>28198.02</text:p>
          </table:table-cell>
          <table:table-cell table:number-columns-repeated="8"/>
          <table:table-cell table:formula="of:=[.E45]/[.B45]" office:value-type="percentage" office:value="-1.12549096622152" ns42:value-type="percentage">
            <text:p>-112.5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5</text:p>
          </table:table-cell>
          <table:table-cell office:value-type="float" office:value="-19800" ns42:value-type="float">
            <text:p>-19800</text:p>
          </table:table-cell>
          <table:table-cell office:value-type="float" office:value="0" ns42:value-type="float">
            <text:p>0</text:p>
          </table:table-cell>
          <table:table-cell office:value-type="float" office:value="-736" ns42:value-type="float">
            <text:p>-736</text:p>
          </table:table-cell>
          <table:table-cell office:value-type="float" office:value="20536" ns42:value-type="float">
            <text:p>20536</text:p>
          </table:table-cell>
          <table:table-cell office:value-type="float" office:value="27866.94" ns42:value-type="float">
            <text:p>27866.94</text:p>
          </table:table-cell>
          <table:table-cell table:number-columns-repeated="8"/>
          <table:table-cell table:formula="of:=[.E46]/[.B46]" office:value-type="percentage" office:value="-1.03717171717172" ns42:value-type="percentage">
            <text:p>-103.7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6</text:p>
          </table:table-cell>
          <table:table-cell office:value-type="float" office:value="-29919" ns42:value-type="float">
            <text:p>-29919</text:p>
          </table:table-cell>
          <table:table-cell office:value-type="float" office:value="0" ns42:value-type="float">
            <text:p>0</text:p>
          </table:table-cell>
          <table:table-cell office:value-type="float" office:value="-3180" ns42:value-type="float">
            <text:p>-3180</text:p>
          </table:table-cell>
          <table:table-cell office:value-type="float" office:value="33099" ns42:value-type="float">
            <text:p>33099</text:p>
          </table:table-cell>
          <table:table-cell office:value-type="float" office:value="27536.66" ns42:value-type="float">
            <text:p>27536.66</text:p>
          </table:table-cell>
          <table:table-cell table:number-columns-repeated="8"/>
          <table:table-cell table:formula="of:=[.E47]/[.B47]" office:value-type="percentage" office:value="-1.10628697483205" ns42:value-type="percentage">
            <text:p>-110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7</text:p>
          </table:table-cell>
          <table:table-cell office:value-type="float" office:value="-23238" ns42:value-type="float">
            <text:p>-23238</text:p>
          </table:table-cell>
          <table:table-cell office:value-type="float" office:value="0" ns42:value-type="float">
            <text:p>0</text:p>
          </table:table-cell>
          <table:table-cell office:value-type="float" office:value="-843" ns42:value-type="float">
            <text:p>-843</text:p>
          </table:table-cell>
          <table:table-cell office:value-type="float" office:value="24081" ns42:value-type="float">
            <text:p>24081</text:p>
          </table:table-cell>
          <table:table-cell office:value-type="float" office:value="27525.17" ns42:value-type="float">
            <text:p>27525.17</text:p>
          </table:table-cell>
          <table:table-cell table:number-columns-repeated="8"/>
          <table:table-cell table:formula="of:=[.E48]/[.B48]" office:value-type="percentage" office:value="-1.03627678801962" ns42:value-type="percentage">
            <text:p>-103.6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8</text:p>
          </table:table-cell>
          <table:table-cell office:value-type="float" office:value="-29967" ns42:value-type="float">
            <text:p>-29967</text:p>
          </table:table-cell>
          <table:table-cell office:value-type="float" office:value="0" ns42:value-type="float">
            <text:p>0</text:p>
          </table:table-cell>
          <table:table-cell office:value-type="float" office:value="-1381" ns42:value-type="float">
            <text:p>-1381</text:p>
          </table:table-cell>
          <table:table-cell office:value-type="float" office:value="31348" ns42:value-type="float">
            <text:p>31348</text:p>
          </table:table-cell>
          <table:table-cell office:value-type="float" office:value="27468.53" ns42:value-type="float">
            <text:p>27468.53</text:p>
          </table:table-cell>
          <table:table-cell table:number-columns-repeated="8"/>
          <table:table-cell table:formula="of:=[.E49]/[.B49]" office:value-type="percentage" office:value="-1.04608402576167" ns42:value-type="percentage">
            <text:p>-104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19</text:p>
          </table:table-cell>
          <table:table-cell office:value-type="float" office:value="-10317" ns42:value-type="float">
            <text:p>-10317</text:p>
          </table:table-cell>
          <table:table-cell office:value-type="float" office:value="0" ns42:value-type="float">
            <text:p>0</text:p>
          </table:table-cell>
          <table:table-cell office:value-type="float" office:value="968" ns42:value-type="float">
            <text:p>968</text:p>
          </table:table-cell>
          <table:table-cell office:value-type="float" office:value="9349" ns42:value-type="float">
            <text:p>9349</text:p>
          </table:table-cell>
          <table:table-cell office:value-type="float" office:value="27696.35" ns42:value-type="float">
            <text:p>27696.35</text:p>
          </table:table-cell>
          <table:table-cell table:number-columns-repeated="8"/>
          <table:table-cell table:formula="of:=[.E50]/[.B50]" office:value-type="percentage" office:value="-0.906174275467675" ns42:value-type="percentage">
            <text:p>-90.6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2</text:p>
          </table:table-cell>
          <table:table-cell office:value-type="float" office:value="957" ns42:value-type="float">
            <text:p>957</text:p>
          </table:table-cell>
          <table:table-cell office:value-type="float" office:value="0" ns42:value-type="float">
            <text:p>0</text:p>
          </table:table-cell>
          <table:table-cell office:value-type="float" office:value="1509" ns42:value-type="float">
            <text:p>1509</text:p>
          </table:table-cell>
          <table:table-cell office:value-type="float" office:value="-2466" ns42:value-type="float">
            <text:p>-2466</text:p>
          </table:table-cell>
          <table:table-cell office:value-type="float" office:value="28149.64" ns42:value-type="float">
            <text:p>28149.64</text:p>
          </table:table-cell>
          <table:table-cell table:number-columns-repeated="8"/>
          <table:table-cell table:formula="of:=[.E51]/[.B51]" office:value-type="percentage" office:value="-2.57680250783699" ns42:value-type="percentage">
            <text:p>-257.6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3</text:p>
          </table:table-cell>
          <table:table-cell office:value-type="float" office:value="2401" ns42:value-type="float">
            <text:p>2401</text:p>
          </table:table-cell>
          <table:table-cell office:value-type="float" office:value="0" ns42:value-type="float">
            <text:p>0</text:p>
          </table:table-cell>
          <table:table-cell office:value-type="float" office:value="1422" ns42:value-type="float">
            <text:p>1422</text:p>
          </table:table-cell>
          <table:table-cell office:value-type="float" office:value="-3823" ns42:value-type="float">
            <text:p>-3823</text:p>
          </table:table-cell>
          <table:table-cell office:value-type="float" office:value="28310.47" ns42:value-type="float">
            <text:p>28310.47</text:p>
          </table:table-cell>
          <table:table-cell table:number-columns-repeated="8"/>
          <table:table-cell table:formula="of:=[.E52]/[.B52]" office:value-type="percentage" office:value="-1.59225322782174" ns42:value-type="percentage">
            <text:p>-159.2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4</text:p>
          </table:table-cell>
          <table:table-cell office:value-type="float" office:value="3447" ns42:value-type="float">
            <text:p>3447</text:p>
          </table:table-cell>
          <table:table-cell office:value-type="float" office:value="0" ns42:value-type="float">
            <text:p>0</text:p>
          </table:table-cell>
          <table:table-cell office:value-type="float" office:value="-540" ns42:value-type="float">
            <text:p>-540</text:p>
          </table:table-cell>
          <table:table-cell office:value-type="float" office:value="-2907" ns42:value-type="float">
            <text:p>-2907</text:p>
          </table:table-cell>
          <table:table-cell office:value-type="float" office:value="28371.98" ns42:value-type="float">
            <text:p>28371.98</text:p>
          </table:table-cell>
          <table:table-cell table:number-columns-repeated="8"/>
          <table:table-cell table:formula="of:=[.E53]/[.B53]" office:value-type="percentage" office:value="-0.843342036553525" ns42:value-type="percentage">
            <text:p>-84.3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11130" ns42:value-type="float">
            <text:p>11130</text:p>
          </table:table-cell>
          <table:table-cell office:value-type="float" office:value="0" ns42:value-type="float">
            <text:p>0</text:p>
          </table:table-cell>
          <table:table-cell office:value-type="float" office:value="2064" ns42:value-type="float">
            <text:p>2064</text:p>
          </table:table-cell>
          <table:table-cell office:value-type="float" office:value="-13194" ns42:value-type="float">
            <text:p>-13194</text:p>
          </table:table-cell>
          <table:table-cell office:value-type="float" office:value="28556.02" ns42:value-type="float">
            <text:p>28556.02</text:p>
          </table:table-cell>
          <table:table-cell table:number-columns-repeated="8"/>
          <table:table-cell table:formula="of:=[.E54]/[.B54]" office:value-type="percentage" office:value="-1.18544474393531" ns42:value-type="percentage">
            <text:p>-118.5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16148" ns42:value-type="float">
            <text:p>16148</text:p>
          </table:table-cell>
          <table:table-cell office:value-type="float" office:value="0" ns42:value-type="float">
            <text:p>0</text:p>
          </table:table-cell>
          <table:table-cell office:value-type="float" office:value="3144" ns42:value-type="float">
            <text:p>3144</text:p>
          </table:table-cell>
          <table:table-cell office:value-type="float" office:value="-19292" ns42:value-type="float">
            <text:p>-19292</text:p>
          </table:table-cell>
          <table:table-cell office:value-type="float" office:value="28810.89" ns42:value-type="float">
            <text:p>28810.89</text:p>
          </table:table-cell>
          <table:table-cell table:number-columns-repeated="8"/>
          <table:table-cell table:formula="of:=[.E55]/[.B55]" office:value-type="percentage" office:value="-1.19469903393609" ns42:value-type="percentage">
            <text:p>-119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317" ns42:value-type="float">
            <text:p>5317</text:p>
          </table:table-cell>
          <table:table-cell office:value-type="float" office:value="0" ns42:value-type="float">
            <text:p>0</text:p>
          </table:table-cell>
          <table:table-cell office:value-type="float" office:value="1657" ns42:value-type="float">
            <text:p>1657</text:p>
          </table:table-cell>
          <table:table-cell office:value-type="float" office:value="-6974" ns42:value-type="float">
            <text:p>-6974</text:p>
          </table:table-cell>
          <table:table-cell office:value-type="float" office:value="28707.13" ns42:value-type="float">
            <text:p>28707.13</text:p>
          </table:table-cell>
          <table:table-cell table:number-columns-repeated="8"/>
          <table:table-cell table:formula="of:=[.E56]/[.B56]" office:value-type="percentage" office:value="-1.31164190332894" ns42:value-type="percentage">
            <text:p>-131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12388" ns42:value-type="float">
            <text:p>12388</text:p>
          </table:table-cell>
          <table:table-cell office:value-type="float" office:value="0" ns42:value-type="float">
            <text:p>0</text:p>
          </table:table-cell>
          <table:table-cell office:value-type="float" office:value="4479" ns42:value-type="float">
            <text:p>4479</text:p>
          </table:table-cell>
          <table:table-cell office:value-type="float" office:value="-16867" ns42:value-type="float">
            <text:p>-16867</text:p>
          </table:table-cell>
          <table:table-cell office:value-type="float" office:value="28963.6" ns42:value-type="float">
            <text:p>28963.6</text:p>
          </table:table-cell>
          <table:table-cell table:number-columns-repeated="8"/>
          <table:table-cell table:formula="of:=[.E57]/[.B57]" office:value-type="percentage" office:value="-1.36155957378108" ns42:value-type="percentage">
            <text:p>-136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22208" ns42:value-type="float">
            <text:p>22208</text:p>
          </table:table-cell>
          <table:table-cell office:value-type="float" office:value="0" ns42:value-type="float">
            <text:p>0</text:p>
          </table:table-cell>
          <table:table-cell office:value-type="float" office:value="7704" ns42:value-type="float">
            <text:p>7704</text:p>
          </table:table-cell>
          <table:table-cell office:value-type="float" office:value="-29912" ns42:value-type="float">
            <text:p>-29912</text:p>
          </table:table-cell>
          <table:table-cell office:value-type="float" office:value="29349.81" ns42:value-type="float">
            <text:p>29349.81</text:p>
          </table:table-cell>
          <table:table-cell table:number-columns-repeated="8"/>
          <table:table-cell table:formula="of:=[.E58]/[.B58]" office:value-type="percentage" office:value="-1.34690201729107" ns42:value-type="percentage">
            <text:p>-134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20496" ns42:value-type="float">
            <text:p>20496</text:p>
          </table:table-cell>
          <table:table-cell office:value-type="float" office:value="0" ns42:value-type="float">
            <text:p>0</text:p>
          </table:table-cell>
          <table:table-cell office:value-type="float" office:value="8509" ns42:value-type="float">
            <text:p>8509</text:p>
          </table:table-cell>
          <table:table-cell office:value-type="float" office:value="-29005" ns42:value-type="float">
            <text:p>-29005</text:p>
          </table:table-cell>
          <table:table-cell office:value-type="float" office:value="30105.04" ns42:value-type="float">
            <text:p>30105.04</text:p>
          </table:table-cell>
          <table:table-cell table:number-columns-repeated="8"/>
          <table:table-cell table:formula="of:=[.E59]/[.B59]" office:value-type="percentage" office:value="-1.41515417642467" ns42:value-type="percentage">
            <text:p>-141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14841" ns42:value-type="float">
            <text:p>14841</text:p>
          </table:table-cell>
          <table:table-cell office:value-type="float" office:value="0" ns42:value-type="float">
            <text:p>0</text:p>
          </table:table-cell>
          <table:table-cell office:value-type="float" office:value="9278" ns42:value-type="float">
            <text:p>9278</text:p>
          </table:table-cell>
          <table:table-cell office:value-type="float" office:value="-24119" ns42:value-type="float">
            <text:p>-24119</text:p>
          </table:table-cell>
          <table:table-cell office:value-type="float" office:value="30576.3" ns42:value-type="float">
            <text:p>30576.3</text:p>
          </table:table-cell>
          <table:table-cell table:number-columns-repeated="8"/>
          <table:table-cell table:formula="of:=[.E60]/[.B60]" office:value-type="percentage" office:value="-1.6251600296476" ns42:value-type="percentage">
            <text:p>-162.52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9086" ns42:value-type="float">
            <text:p>9086</text:p>
          </table:table-cell>
          <table:table-cell office:value-type="float" office:value="0" ns42:value-type="float">
            <text:p>0</text:p>
          </table:table-cell>
          <table:table-cell office:value-type="float" office:value="7059" ns42:value-type="float">
            <text:p>7059</text:p>
          </table:table-cell>
          <table:table-cell office:value-type="float" office:value="-16145" ns42:value-type="float">
            <text:p>-16145</text:p>
          </table:table-cell>
          <table:table-cell office:value-type="float" office:value="30435.47" ns42:value-type="float">
            <text:p>30435.47</text:p>
          </table:table-cell>
          <table:table-cell table:number-columns-repeated="8"/>
          <table:table-cell table:formula="of:=[.E61]/[.B61]" office:value-type="percentage" office:value="-1.77690953114682" ns42:value-type="percentage">
            <text:p>-177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9681" ns42:value-type="float">
            <text:p>9681</text:p>
          </table:table-cell>
          <table:table-cell office:value-type="float" office:value="0" ns42:value-type="float">
            <text:p>0</text:p>
          </table:table-cell>
          <table:table-cell office:value-type="float" office:value="9554" ns42:value-type="float">
            <text:p>9554</text:p>
          </table:table-cell>
          <table:table-cell office:value-type="float" office:value="-19235" ns42:value-type="float">
            <text:p>-19235</text:p>
          </table:table-cell>
          <table:table-cell office:value-type="float" office:value="30360.55" ns42:value-type="float">
            <text:p>30360.55</text:p>
          </table:table-cell>
          <table:table-cell table:number-columns-repeated="8"/>
          <table:table-cell table:formula="of:=[.E62]/[.B62]" office:value-type="percentage" office:value="-1.98688152050408" ns42:value-type="percentage">
            <text:p>-198.6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6871" ns42:value-type="float">
            <text:p>6871</text:p>
          </table:table-cell>
          <table:table-cell office:value-type="float" office:value="0" ns42:value-type="float">
            <text:p>0</text:p>
          </table:table-cell>
          <table:table-cell office:value-type="float" office:value="11056" ns42:value-type="float">
            <text:p>11056</text:p>
          </table:table-cell>
          <table:table-cell office:value-type="float" office:value="-17927" ns42:value-type="float">
            <text:p>-17927</text:p>
          </table:table-cell>
          <table:table-cell office:value-type="float" office:value="30288.96" ns42:value-type="float">
            <text:p>30288.96</text:p>
          </table:table-cell>
          <table:table-cell table:number-columns-repeated="8"/>
          <table:table-cell table:formula="of:=[.E63]/[.B63]" office:value-type="percentage" office:value="-2.609081647504" ns42:value-type="percentage">
            <text:p>-260.9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8029" ns42:value-type="float">
            <text:p>8029</text:p>
          </table:table-cell>
          <table:table-cell office:value-type="float" office:value="0" ns42:value-type="float">
            <text:p>0</text:p>
          </table:table-cell>
          <table:table-cell office:value-type="float" office:value="10144" ns42:value-type="float">
            <text:p>10144</text:p>
          </table:table-cell>
          <table:table-cell office:value-type="float" office:value="-18173" ns42:value-type="float">
            <text:p>-18173</text:p>
          </table:table-cell>
          <table:table-cell office:value-type="float" office:value="30567.29" ns42:value-type="float">
            <text:p>30567.29</text:p>
          </table:table-cell>
          <table:table-cell table:number-columns-repeated="8"/>
          <table:table-cell table:formula="of:=[.E64]/[.B64]" office:value-type="percentage" office:value="-2.26342010212978" ns42:value-type="percentage">
            <text:p>-226.3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2919" ns42:value-type="float">
            <text:p>2919</text:p>
          </table:table-cell>
          <table:table-cell office:value-type="float" office:value="0" ns42:value-type="float">
            <text:p>0</text:p>
          </table:table-cell>
          <table:table-cell office:value-type="float" office:value="9365" ns42:value-type="float">
            <text:p>9365</text:p>
          </table:table-cell>
          <table:table-cell office:value-type="float" office:value="-12284" ns42:value-type="float">
            <text:p>-12284</text:p>
          </table:table-cell>
          <table:table-cell office:value-type="float" office:value="30707.22" ns42:value-type="float">
            <text:p>30707.22</text:p>
          </table:table-cell>
          <table:table-cell table:number-columns-repeated="8"/>
          <table:table-cell table:formula="of:=[.E65]/[.B65]" office:value-type="percentage" office:value="-4.20829051044878" ns42:value-type="percentage">
            <text:p>-420.83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1819" ns42:value-type="float">
            <text:p>1819</text:p>
          </table:table-cell>
          <table:table-cell office:value-type="float" office:value="0" ns42:value-type="float">
            <text:p>0</text:p>
          </table:table-cell>
          <table:table-cell office:value-type="float" office:value="10062" ns42:value-type="float">
            <text:p>10062</text:p>
          </table:table-cell>
          <table:table-cell office:value-type="float" office:value="-11881" ns42:value-type="float">
            <text:p>-11881</text:p>
          </table:table-cell>
          <table:table-cell office:value-type="float" office:value="30941.78" ns42:value-type="float">
            <text:p>30941.78</text:p>
          </table:table-cell>
          <table:table-cell table:number-columns-repeated="8"/>
          <table:table-cell table:formula="of:=[.E66]/[.B66]" office:value-type="percentage" office:value="-6.53161077515118" ns42:value-type="percentage">
            <text:p>-653.1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1004" ns42:value-type="float">
            <text:p>1004</text:p>
          </table:table-cell>
          <table:table-cell office:value-type="float" office:value="0" ns42:value-type="float">
            <text:p>0</text:p>
          </table:table-cell>
          <table:table-cell office:value-type="float" office:value="10617" ns42:value-type="float">
            <text:p>10617</text:p>
          </table:table-cell>
          <table:table-cell office:value-type="float" office:value="-11621" ns42:value-type="float">
            <text:p>-11621</text:p>
          </table:table-cell>
          <table:table-cell office:value-type="float" office:value="30810.58" ns42:value-type="float">
            <text:p>30810.58</text:p>
          </table:table-cell>
          <table:table-cell table:number-columns-repeated="8"/>
          <table:table-cell table:formula="of:=[.E67]/[.B67]" office:value-type="percentage" office:value="-11.5747011952191" ns42:value-type="percentage">
            <text:p>-1157.4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8222" ns42:value-type="float">
            <text:p>8222</text:p>
          </table:table-cell>
          <table:table-cell office:value-type="float" office:value="0" ns42:value-type="float">
            <text:p>0</text:p>
          </table:table-cell>
          <table:table-cell office:value-type="float" office:value="12164" ns42:value-type="float">
            <text:p>12164</text:p>
          </table:table-cell>
          <table:table-cell office:value-type="float" office:value="-20386" ns42:value-type="float">
            <text:p>-20386</text:p>
          </table:table-cell>
          <table:table-cell office:value-type="float" office:value="31408.7" ns42:value-type="float">
            <text:p>31408.7</text:p>
          </table:table-cell>
          <table:table-cell table:number-columns-repeated="8"/>
          <table:table-cell table:formula="of:=[.E68]/[.B68]" office:value-type="percentage" office:value="-2.47944539041596" ns42:value-type="percentage">
            <text:p>-247.9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7988" ns42:value-type="float">
            <text:p>7988</text:p>
          </table:table-cell>
          <table:table-cell office:value-type="float" office:value="0" ns42:value-type="float">
            <text:p>0</text:p>
          </table:table-cell>
          <table:table-cell office:value-type="float" office:value="12901" ns42:value-type="float">
            <text:p>12901</text:p>
          </table:table-cell>
          <table:table-cell office:value-type="float" office:value="-20889" ns42:value-type="float">
            <text:p>-20889</text:p>
          </table:table-cell>
          <table:table-cell office:value-type="float" office:value="31639.29" ns42:value-type="float">
            <text:p>31639.29</text:p>
          </table:table-cell>
          <table:table-cell table:number-columns-repeated="8"/>
          <table:table-cell table:formula="of:=[.E69]/[.B69]" office:value-type="percentage" office:value="-2.61504757135704" ns42:value-type="percentage">
            <text:p>-261.5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696" ns42:value-type="float">
            <text:p>4696</text:p>
          </table:table-cell>
          <table:table-cell office:value-type="float" office:value="0" ns42:value-type="float">
            <text:p>0</text:p>
          </table:table-cell>
          <table:table-cell office:value-type="float" office:value="13585" ns42:value-type="float">
            <text:p>13585</text:p>
          </table:table-cell>
          <table:table-cell office:value-type="float" office:value="-18281" ns42:value-type="float">
            <text:p>-18281</text:p>
          </table:table-cell>
          <table:table-cell office:value-type="float" office:value="31759.99" ns42:value-type="float">
            <text:p>31759.99</text:p>
          </table:table-cell>
          <table:table-cell table:number-columns-repeated="8"/>
          <table:table-cell table:formula="of:=[.E70]/[.B70]" office:value-type="percentage" office:value="-3.89288756388416" ns42:value-type="percentage">
            <text:p>-389.2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4180" ns42:value-type="float">
            <text:p>4180</text:p>
          </table:table-cell>
          <table:table-cell office:value-type="float" office:value="0" ns42:value-type="float">
            <text:p>0</text:p>
          </table:table-cell>
          <table:table-cell office:value-type="float" office:value="-493" ns42:value-type="float">
            <text:p>-493</text:p>
          </table:table-cell>
          <table:table-cell office:value-type="float" office:value="-3687" ns42:value-type="float">
            <text:p>-3687</text:p>
          </table:table-cell>
          <table:table-cell office:value-type="float" office:value="31246.37" ns42:value-type="float">
            <text:p>31246.37</text:p>
          </table:table-cell>
          <table:table-cell table:number-columns-repeated="8"/>
          <table:table-cell table:formula="of:=[.E71]/[.B71]" office:value-type="percentage" office:value="-0.882057416267943" ns42:value-type="percentage">
            <text:p>-88.2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13750" ns42:value-type="float">
            <text:p>13750</text:p>
          </table:table-cell>
          <table:table-cell office:value-type="float" office:value="0" ns42:value-type="float">
            <text:p>0</text:p>
          </table:table-cell>
          <table:table-cell office:value-type="float" office:value="1320" ns42:value-type="float">
            <text:p>1320</text:p>
          </table:table-cell>
          <table:table-cell office:value-type="float" office:value="-15070" ns42:value-type="float">
            <text:p>-15070</text:p>
          </table:table-cell>
          <table:table-cell office:value-type="float" office:value="31746.08" ns42:value-type="float">
            <text:p>31746.08</text:p>
          </table:table-cell>
          <table:table-cell table:number-columns-repeated="8"/>
          <table:table-cell table:formula="of:=[.E72]/[.B72]" office:value-type="percentage" office:value="-1.096" ns42:value-type="percentage">
            <text:p>-109.6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17561" ns42:value-type="float">
            <text:p>17561</text:p>
          </table:table-cell>
          <table:table-cell office:value-type="float" office:value="0" ns42:value-type="float">
            <text:p>0</text:p>
          </table:table-cell>
          <table:table-cell office:value-type="float" office:value="1914" ns42:value-type="float">
            <text:p>1914</text:p>
          </table:table-cell>
          <table:table-cell office:value-type="float" office:value="-19475" ns42:value-type="float">
            <text:p>-19475</text:p>
          </table:table-cell>
          <table:table-cell office:value-type="float" office:value="31961.51" ns42:value-type="float">
            <text:p>31961.51</text:p>
          </table:table-cell>
          <table:table-cell table:number-columns-repeated="8"/>
          <table:table-cell table:formula="of:=[.E73]/[.B73]" office:value-type="percentage" office:value="-1.10899151528956" ns42:value-type="percentage">
            <text:p>-110.9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4599" ns42:value-type="float">
            <text:p>14599</text:p>
          </table:table-cell>
          <table:table-cell office:value-type="float" office:value="0" ns42:value-type="float">
            <text:p>0</text:p>
          </table:table-cell>
          <table:table-cell office:value-type="float" office:value="-1434" ns42:value-type="float">
            <text:p>-1434</text:p>
          </table:table-cell>
          <table:table-cell office:value-type="float" office:value="-13165" ns42:value-type="float">
            <text:p>-13165</text:p>
          </table:table-cell>
          <table:table-cell office:value-type="float" office:value="32064.52" ns42:value-type="float">
            <text:p>32064.52</text:p>
          </table:table-cell>
          <table:table-cell table:number-columns-repeated="8"/>
          <table:table-cell table:formula="of:=[.E74]/[.B74]" office:value-type="percentage" office:value="-0.901774094116035" ns42:value-type="percentage">
            <text:p>-90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19435" ns42:value-type="float">
            <text:p>19435</text:p>
          </table:table-cell>
          <table:table-cell office:value-type="float" office:value="0" ns42:value-type="float">
            <text:p>0</text:p>
          </table:table-cell>
          <table:table-cell office:value-type="float" office:value="2636" ns42:value-type="float">
            <text:p>2636</text:p>
          </table:table-cell>
          <table:table-cell office:value-type="float" office:value="-22071" ns42:value-type="float">
            <text:p>-22071</text:p>
          </table:table-cell>
          <table:table-cell office:value-type="float" office:value="32317.92" ns42:value-type="float">
            <text:p>32317.92</text:p>
          </table:table-cell>
          <table:table-cell table:number-columns-repeated="8"/>
          <table:table-cell table:formula="of:=[.E75]/[.B75]" office:value-type="percentage" office:value="-1.13563159248778" ns42:value-type="percentage">
            <text:p>-113.5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16717" ns42:value-type="float">
            <text:p>16717</text:p>
          </table:table-cell>
          <table:table-cell office:value-type="float" office:value="0" ns42:value-type="float">
            <text:p>0</text:p>
          </table:table-cell>
          <table:table-cell office:value-type="float" office:value="1027" ns42:value-type="float">
            <text:p>1027</text:p>
          </table:table-cell>
          <table:table-cell office:value-type="float" office:value="-17744" ns42:value-type="float">
            <text:p>-17744</text:p>
          </table:table-cell>
          <table:table-cell office:value-type="float" office:value="32803.82" ns42:value-type="float">
            <text:p>32803.82</text:p>
          </table:table-cell>
          <table:table-cell table:number-columns-repeated="8"/>
          <table:table-cell table:formula="of:=[.E76]/[.B76]" office:value-type="percentage" office:value="-1.06143446790692" ns42:value-type="percentage">
            <text:p>-106.14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799" ns42:value-type="float">
            <text:p>799</text:p>
          </table:table-cell>
          <table:table-cell office:value-type="float" office:value="0" ns42:value-type="float">
            <text:p>0</text:p>
          </table:table-cell>
          <table:table-cell office:value-type="float" office:value="-3509" ns42:value-type="float">
            <text:p>-3509</text:p>
          </table:table-cell>
          <table:table-cell office:value-type="float" office:value="2710" ns42:value-type="float">
            <text:p>2710</text:p>
          </table:table-cell>
          <table:table-cell office:value-type="float" office:value="32536.27" ns42:value-type="float">
            <text:p>32536.27</text:p>
          </table:table-cell>
          <table:table-cell table:number-columns-repeated="8"/>
          <table:table-cell table:formula="of:=[.E77]/[.B77]" office:value-type="percentage" office:value="3.39173967459324" ns42:value-type="percentage">
            <text:p>339.17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265" ns42:value-type="float">
            <text:p>-9265</text:p>
          </table:table-cell>
          <table:table-cell office:value-type="float" office:value="0" ns42:value-type="float">
            <text:p>0</text:p>
          </table:table-cell>
          <table:table-cell office:value-type="float" office:value="-1544" ns42:value-type="float">
            <text:p>-1544</text:p>
          </table:table-cell>
          <table:table-cell office:value-type="float" office:value="10809" ns42:value-type="float">
            <text:p>10809</text:p>
          </table:table-cell>
          <table:table-cell office:value-type="float" office:value="32063.75" ns42:value-type="float">
            <text:p>32063.75</text:p>
          </table:table-cell>
          <table:table-cell table:number-columns-repeated="8"/>
          <table:table-cell table:formula="of:=[.E78]/[.B78]" office:value-type="percentage" office:value="-1.16664867781975" ns42:value-type="percentage">
            <text:p>-116.6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-13627" ns42:value-type="float">
            <text:p>-13627</text:p>
          </table:table-cell>
          <table:table-cell office:value-type="float" office:value="0" ns42:value-type="float">
            <text:p>0</text:p>
          </table:table-cell>
          <table:table-cell office:value-type="float" office:value="-1719" ns42:value-type="float">
            <text:p>-1719</text:p>
          </table:table-cell>
          <table:table-cell office:value-type="float" office:value="15346" ns42:value-type="float">
            <text:p>15346</text:p>
          </table:table-cell>
          <table:table-cell office:value-type="float" office:value="31624.03" ns42:value-type="float">
            <text:p>31624.03</text:p>
          </table:table-cell>
          <table:table-cell table:number-columns-repeated="8"/>
          <table:table-cell table:formula="of:=[.E79]/[.B79]" office:value-type="percentage" office:value="-1.12614662067953" ns42:value-type="percentage">
            <text:p>-112.61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726" ns42:value-type="float">
            <text:p>-3726</text:p>
          </table:table-cell>
          <table:table-cell office:value-type="float" office:value="0" ns42:value-type="float">
            <text:p>0</text:p>
          </table:table-cell>
          <table:table-cell office:value-type="float" office:value="-1986" ns42:value-type="float">
            <text:p>-1986</text:p>
          </table:table-cell>
          <table:table-cell office:value-type="float" office:value="5712" ns42:value-type="float">
            <text:p>5712</text:p>
          </table:table-cell>
          <table:table-cell office:value-type="float" office:value="32195.36" ns42:value-type="float">
            <text:p>32195.36</text:p>
          </table:table-cell>
          <table:table-cell table:number-columns-repeated="8"/>
          <table:table-cell table:formula="of:=[.E80]/[.B80]" office:value-type="percentage" office:value="-1.53301127214171" ns42:value-type="percentage">
            <text:p>-153.30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1552" ns42:value-type="float">
            <text:p>-1552</text:p>
          </table:table-cell>
          <table:table-cell office:value-type="float" office:value="0" ns42:value-type="float">
            <text:p>0</text:p>
          </table:table-cell>
          <table:table-cell office:value-type="float" office:value="-440" ns42:value-type="float">
            <text:p>-440</text:p>
          </table:table-cell>
          <table:table-cell office:value-type="float" office:value="1992" ns42:value-type="float">
            <text:p>1992</text:p>
          </table:table-cell>
          <table:table-cell office:value-type="float" office:value="32289.81" ns42:value-type="float">
            <text:p>32289.81</text:p>
          </table:table-cell>
          <table:table-cell table:number-columns-repeated="8"/>
          <table:table-cell table:formula="of:=[.E81]/[.B81]" office:value-type="percentage" office:value="-1.28350515463918" ns42:value-type="percentage">
            <text:p>-128.35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16814" ns42:value-type="float">
            <text:p>-16814</text:p>
          </table:table-cell>
          <table:table-cell office:value-type="float" office:value="0" ns42:value-type="float">
            <text:p>0</text:p>
          </table:table-cell>
          <table:table-cell office:value-type="float" office:value="-1422" ns42:value-type="float">
            <text:p>-1422</text:p>
          </table:table-cell>
          <table:table-cell office:value-type="float" office:value="18236" ns42:value-type="float">
            <text:p>18236</text:p>
          </table:table-cell>
          <table:table-cell office:value-type="float" office:value="31801.27" ns42:value-type="float">
            <text:p>31801.27</text:p>
          </table:table-cell>
          <table:table-cell table:number-columns-repeated="8"/>
          <table:table-cell table:formula="of:=[.E82]/[.B82]" office:value-type="percentage" office:value="-1.08457238015939" ns42:value-type="percentage">
            <text:p>-108.46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10739" ns42:value-type="float">
            <text:p>-10739</text:p>
          </table:table-cell>
          <table:table-cell office:value-type="float" office:value="0" ns42:value-type="float">
            <text:p>0</text:p>
          </table:table-cell>
          <table:table-cell office:value-type="float" office:value="1484" ns42:value-type="float">
            <text:p>1484</text:p>
          </table:table-cell>
          <table:table-cell office:value-type="float" office:value="9255" ns42:value-type="float">
            <text:p>9255</text:p>
          </table:table-cell>
          <table:table-cell office:value-type="float" office:value="31782.92" ns42:value-type="float">
            <text:p>31782.92</text:p>
          </table:table-cell>
          <table:table-cell table:number-columns-repeated="8"/>
          <table:table-cell table:formula="of:=[.E83]/[.B83]" office:value-type="percentage" office:value="-0.861812086786479" ns42:value-type="percentage">
            <text:p>-86.1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4567" ns42:value-type="float">
            <text:p>4567</text:p>
          </table:table-cell>
          <table:table-cell office:value-type="float" office:value="0" ns42:value-type="float">
            <text:p>0</text:p>
          </table:table-cell>
          <table:table-cell office:value-type="float" office:value="904" ns42:value-type="float">
            <text:p>904</text:p>
          </table:table-cell>
          <table:table-cell office:value-type="float" office:value="-5471" ns42:value-type="float">
            <text:p>-5471</text:p>
          </table:table-cell>
          <table:table-cell office:value-type="float" office:value="32404.62" ns42:value-type="float">
            <text:p>32404.62</text:p>
          </table:table-cell>
          <table:table-cell table:number-columns-repeated="8"/>
          <table:table-cell table:formula="of:=[.E84]/[.B84]" office:value-type="percentage" office:value="-1.1979417560762" ns42:value-type="percentage">
            <text:p>-119.7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0868" ns42:value-type="float">
            <text:p>10868</text:p>
          </table:table-cell>
          <table:table-cell office:value-type="float" office:value="0" ns42:value-type="float">
            <text:p>0</text:p>
          </table:table-cell>
          <table:table-cell office:value-type="float" office:value="3150" ns42:value-type="float">
            <text:p>3150</text:p>
          </table:table-cell>
          <table:table-cell office:value-type="float" office:value="-14018" ns42:value-type="float">
            <text:p>-14018</text:p>
          </table:table-cell>
          <table:table-cell office:value-type="float" office:value="33072.97" ns42:value-type="float">
            <text:p>33072.97</text:p>
          </table:table-cell>
          <table:table-cell table:number-columns-repeated="8"/>
          <table:table-cell table:formula="of:=[.E85]/[.B85]" office:value-type="percentage" office:value="-1.28984173721016" ns42:value-type="percentage">
            <text:p>-128.98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6693" ns42:value-type="float">
            <text:p>6693</text:p>
          </table:table-cell>
          <table:table-cell office:value-type="float" office:value="0" ns42:value-type="float">
            <text:p>0</text:p>
          </table:table-cell>
          <table:table-cell office:value-type="float" office:value="3707" ns42:value-type="float">
            <text:p>3707</text:p>
          </table:table-cell>
          <table:table-cell office:value-type="float" office:value="-10400" ns42:value-type="float">
            <text:p>-10400</text:p>
          </table:table-cell>
          <table:table-cell office:value-type="float" office:value="33605.71" ns42:value-type="float">
            <text:p>33605.71</text:p>
          </table:table-cell>
          <table:table-cell table:number-columns-repeated="8"/>
          <table:table-cell table:formula="of:=[.E86]/[.B86]" office:value-type="percentage" office:value="-1.55386224413566" ns42:value-type="percentage">
            <text:p>-155.39%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924" ns42:value-type="float">
            <text:p>-924</text:p>
          </table:table-cell>
          <table:table-cell office:value-type="float" office:value="0" ns42:value-type="float">
            <text:p>0</text:p>
          </table:table-cell>
          <table:table-cell office:value-type="float" office:value="707" ns42:value-type="float">
            <text:p>707</text:p>
          </table:table-cell>
          <table:table-cell office:value-type="float" office:value="217" ns42:value-type="float">
            <text:p>217</text:p>
          </table:table-cell>
          <table:table-cell office:value-type="float" office:value="33773.26" ns42:value-type="float">
            <text:p>33773.2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8877" ns42:value-type="float">
            <text:p>8877</text:p>
          </table:table-cell>
          <table:table-cell office:value-type="float" office:value="0" ns42:value-type="float">
            <text:p>0</text:p>
          </table:table-cell>
          <table:table-cell office:value-type="float" office:value="6040" ns42:value-type="float">
            <text:p>6040</text:p>
          </table:table-cell>
          <table:table-cell office:value-type="float" office:value="-14917" ns42:value-type="float">
            <text:p>-14917</text:p>
          </table:table-cell>
          <table:table-cell office:value-type="float" office:value="34700.82" ns42:value-type="float">
            <text:p>34700.8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3093" ns42:value-type="float">
            <text:p>3093</text:p>
          </table:table-cell>
          <table:table-cell office:value-type="float" office:value="0" ns42:value-type="float">
            <text:p>0</text:p>
          </table:table-cell>
          <table:table-cell office:value-type="float" office:value="3779" ns42:value-type="float">
            <text:p>3779</text:p>
          </table:table-cell>
          <table:table-cell office:value-type="float" office:value="-6872" ns42:value-type="float">
            <text:p>-6872</text:p>
          </table:table-cell>
          <table:table-cell office:value-type="float" office:value="35413.07" ns42:value-type="float">
            <text:p>35413.07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1356" ns42:value-type="float">
            <text:p>1356</text:p>
          </table:table-cell>
          <table:table-cell office:value-type="float" office:value="0" ns42:value-type="float">
            <text:p>0</text:p>
          </table:table-cell>
          <table:table-cell office:value-type="float" office:value="4988" ns42:value-type="float">
            <text:p>4988</text:p>
          </table:table-cell>
          <table:table-cell office:value-type="float" office:value="-6344" ns42:value-type="float">
            <text:p>-6344</text:p>
          </table:table-cell>
          <table:table-cell office:value-type="float" office:value="35414.49" ns42:value-type="float">
            <text:p>35414.49</text:p>
          </table:table-cell>
          <table:table-cell table:number-columns-repeated="8"/>
          <table:table-cell table:style-name="Default"/>
          <table:table-cell table:number-columns-repeated="2"/>
        </table:table-row>
        <table:table-row>
          <table:table-cell office:value-type="string" office:string-value="2026/03/02">
            <text:p>2026/03/02</text:p>
          </table:table-cell>
          <table:table-cell office:value-type="float" office:value="-12605.0">
            <text:p>-12605</text:p>
          </table:table-cell>
          <table:table-cell office:value-type="float" office:value="0.0">
            <text:p>0</text:p>
          </table:table-cell>
          <table:table-cell office:value-type="float" office:value="5714.0">
            <text:p>5714</text:p>
          </table:table-cell>
          <table:table-cell office:value-type="float" office:value="6891.0">
            <text:p>6891</text:p>
          </table:table-cell>
          <table:table-cell office:value-type="float" office:value="35095.09">
            <text:p>35095.09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31261.0">
            <text:p>-31261</text:p>
          </table:table-cell>
          <table:table-cell office:value-type="float" office:value="0.0">
            <text:p>0</text:p>
          </table:table-cell>
          <table:table-cell office:value-type="float" office:value="4124.0">
            <text:p>4124</text:p>
          </table:table-cell>
          <table:table-cell office:value-type="float" office:value="27137.0">
            <text:p>27137</text:p>
          </table:table-cell>
          <table:table-cell office:value-type="float" office:value="34323.65">
            <text:p>34323.65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45366.0">
            <text:p>-45366</text:p>
          </table:table-cell>
          <table:table-cell office:value-type="float" office:value="0.0">
            <text:p>0</text:p>
          </table:table-cell>
          <table:table-cell office:value-type="float" office:value="4284.0">
            <text:p>4284</text:p>
          </table:table-cell>
          <table:table-cell office:value-type="float" office:value="41082.0">
            <text:p>41082</text:p>
          </table:table-cell>
          <table:table-cell office:value-type="float" office:value="32828.88">
            <text:p>32828.88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9133.0">
            <text:p>-29133</text:p>
          </table:table-cell>
          <table:table-cell office:value-type="float" office:value="0.0">
            <text:p>0</text:p>
          </table:table-cell>
          <table:table-cell office:value-type="float" office:value="6294.0">
            <text:p>6294</text:p>
          </table:table-cell>
          <table:table-cell office:value-type="float" office:value="22839.0">
            <text:p>22839</text:p>
          </table:table-cell>
          <table:table-cell office:value-type="float" office:value="33672.94">
            <text:p>33672.94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29656.0">
            <text:p>-29656</text:p>
          </table:table-cell>
          <table:table-cell office:value-type="float" office:value="0.0">
            <text:p>0</text:p>
          </table:table-cell>
          <table:table-cell office:value-type="float" office:value="7845.0">
            <text:p>7845</text:p>
          </table:table-cell>
          <table:table-cell office:value-type="float" office:value="21811.0">
            <text:p>21811</text:p>
          </table:table-cell>
          <table:table-cell office:value-type="float" office:value="33599.54">
            <text:p>33599.54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-41676.0">
            <text:p>-41676</text:p>
          </table:table-cell>
          <table:table-cell office:value-type="float" office:value="0.0">
            <text:p>0</text:p>
          </table:table-cell>
          <table:table-cell office:value-type="float" office:value="8211.0">
            <text:p>8211</text:p>
          </table:table-cell>
          <table:table-cell office:value-type="float" office:value="33465.0">
            <text:p>33465</text:p>
          </table:table-cell>
          <table:table-cell office:value-type="float" office:value="32110.42">
            <text:p>32110.42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31061.0">
            <text:p>-31061</text:p>
          </table:table-cell>
          <table:table-cell office:value-type="float" office:value="0.0">
            <text:p>0</text:p>
          </table:table-cell>
          <table:table-cell office:value-type="float" office:value="9106.0">
            <text:p>9106</text:p>
          </table:table-cell>
          <table:table-cell office:value-type="float" office:value="21955.0">
            <text:p>21955</text:p>
          </table:table-cell>
          <table:table-cell office:value-type="float" office:value="32771.87">
            <text:p>32771.8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16646.0">
            <text:p>-16646</text:p>
          </table:table-cell>
          <table:table-cell office:value-type="float" office:value="0.0">
            <text:p>0</text:p>
          </table:table-cell>
          <table:table-cell office:value-type="float" office:value="12610.0">
            <text:p>12610</text:p>
          </table:table-cell>
          <table:table-cell office:value-type="float" office:value="4036.0">
            <text:p>4036</text:p>
          </table:table-cell>
          <table:table-cell office:value-type="float" office:value="34114.19">
            <text:p>34114.19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36202.0">
            <text:p>-36202</text:p>
          </table:table-cell>
          <table:table-cell office:value-type="float" office:value="0.0">
            <text:p>0</text:p>
          </table:table-cell>
          <table:table-cell office:value-type="float" office:value="11556.0">
            <text:p>11556</text:p>
          </table:table-cell>
          <table:table-cell office:value-type="float" office:value="24646.0">
            <text:p>24646</text:p>
          </table:table-cell>
          <table:table-cell office:value-type="float" office:value="33581.86">
            <text:p>33581.86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34116.0">
            <text:p>-34116</text:p>
          </table:table-cell>
          <table:table-cell office:value-type="float" office:value="0.0">
            <text:p>0</text:p>
          </table:table-cell>
          <table:table-cell office:value-type="float" office:value="15090.0">
            <text:p>15090</text:p>
          </table:table-cell>
          <table:table-cell office:value-type="float" office:value="19026.0">
            <text:p>19026</text:p>
          </table:table-cell>
          <table:table-cell office:value-type="float" office:value="33400.32">
            <text:p>33400.32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-35557.0">
            <text:p>-35557</text:p>
          </table:table-cell>
          <table:table-cell office:value-type="float" office:value="0.0">
            <text:p>0</text:p>
          </table:table-cell>
          <table:table-cell office:value-type="float" office:value="15347.0">
            <text:p>15347</text:p>
          </table:table-cell>
          <table:table-cell office:value-type="float" office:value="20210.0">
            <text:p>20210</text:p>
          </table:table-cell>
          <table:table-cell office:value-type="float" office:value="33342.51">
            <text:p>33342.51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24525.0">
            <text:p>-24525</text:p>
          </table:table-cell>
          <table:table-cell office:value-type="float" office:value="0.0">
            <text:p>0</text:p>
          </table:table-cell>
          <table:table-cell office:value-type="float" office:value="18012.0">
            <text:p>18012</text:p>
          </table:table-cell>
          <table:table-cell office:value-type="float" office:value="6513.0">
            <text:p>6513</text:p>
          </table:table-cell>
          <table:table-cell office:value-type="float" office:value="33836.57">
            <text:p>33836.57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027.0">
            <text:p>-3027</text:p>
          </table:table-cell>
          <table:table-cell office:value-type="float" office:value="0.0">
            <text:p>0</text:p>
          </table:table-cell>
          <table:table-cell office:value-type="float" office:value="1744.0">
            <text:p>1744</text:p>
          </table:table-cell>
          <table:table-cell office:value-type="float" office:value="1283.0">
            <text:p>1283</text:p>
          </table:table-cell>
          <table:table-cell office:value-type="float" office:value="34348.58">
            <text:p>34348.58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34120.0">
            <text:p>-34120</text:p>
          </table:table-cell>
          <table:table-cell office:value-type="float" office:value="0.0">
            <text:p>0</text:p>
          </table:table-cell>
          <table:table-cell office:value-type="float" office:value="-1748.0">
            <text:p>-1748</text:p>
          </table:table-cell>
          <table:table-cell office:value-type="float" office:value="35868.0">
            <text:p>35868</text:p>
          </table:table-cell>
          <table:table-cell office:value-type="float" office:value="33689.68">
            <text:p>33689.68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24157.0">
            <text:p>-24157</text:p>
          </table:table-cell>
          <table:table-cell office:value-type="float" office:value="0.0">
            <text:p>0</text:p>
          </table:table-cell>
          <table:table-cell office:value-type="float" office:value="1294.0">
            <text:p>1294</text:p>
          </table:table-cell>
          <table:table-cell office:value-type="float" office:value="22863.0">
            <text:p>22863</text:p>
          </table:table-cell>
          <table:table-cell office:value-type="float" office:value="33543.88">
            <text:p>33543.88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36584.0">
            <text:p>-36584</text:p>
          </table:table-cell>
          <table:table-cell office:value-type="float" office:value="0.0">
            <text:p>0</text:p>
          </table:table-cell>
          <table:table-cell office:value-type="float" office:value="1479.0">
            <text:p>1479</text:p>
          </table:table-cell>
          <table:table-cell office:value-type="float" office:value="35105.0">
            <text:p>35105</text:p>
          </table:table-cell>
          <table:table-cell office:value-type="float" office:value="32722.5">
            <text:p>32722.5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-30406.0">
            <text:p>-30406</text:p>
          </table:table-cell>
          <table:table-cell office:value-type="float" office:value="0.0">
            <text:p>0</text:p>
          </table:table-cell>
          <table:table-cell office:value-type="float" office:value="2779.0">
            <text:p>2779</text:p>
          </table:table-cell>
          <table:table-cell office:value-type="float" office:value="27627.0">
            <text:p>27627</text:p>
          </table:table-cell>
          <table:table-cell office:value-type="float" office:value="32612.24">
            <text:p>32612.24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22232.0">
            <text:p>-22232</text:p>
          </table:table-cell>
          <table:table-cell office:value-type="float" office:value="0.0">
            <text:p>0</text:p>
          </table:table-cell>
          <table:table-cell office:value-type="float" office:value="3855.0">
            <text:p>3855</text:p>
          </table:table-cell>
          <table:table-cell office:value-type="float" office:value="18377.0">
            <text:p>18377</text:p>
          </table:table-cell>
          <table:table-cell office:value-type="float" office:value="33439.11">
            <text:p>33439.11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-23535.0">
            <text:p>-23535</text:p>
          </table:table-cell>
          <table:table-cell office:value-type="float" office:value="0.0">
            <text:p>0</text:p>
          </table:table-cell>
          <table:table-cell office:value-type="float" office:value="1951.0">
            <text:p>1951</text:p>
          </table:table-cell>
          <table:table-cell office:value-type="float" office:value="21584.0">
            <text:p>21584</text:p>
          </table:table-cell>
          <table:table-cell office:value-type="float" office:value="33337.62">
            <text:p>33337.62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34543.0">
            <text:p>-34543</text:p>
          </table:table-cell>
          <table:table-cell office:value-type="float" office:value="0.0">
            <text:p>0</text:p>
          </table:table-cell>
          <table:table-cell office:value-type="float" office:value="3072.0">
            <text:p>3072</text:p>
          </table:table-cell>
          <table:table-cell office:value-type="float" office:value="31471.0">
            <text:p>31471</text:p>
          </table:table-cell>
          <table:table-cell office:value-type="float" office:value="33112.59">
            <text:p>33112.59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-37915.0">
            <text:p>-37915</text:p>
          </table:table-cell>
          <table:table-cell office:value-type="float" office:value="0.0">
            <text:p>0</text:p>
          </table:table-cell>
          <table:table-cell office:value-type="float" office:value="5315.0">
            <text:p>5315</text:p>
          </table:table-cell>
          <table:table-cell office:value-type="float" office:value="32600.0">
            <text:p>32600</text:p>
          </table:table-cell>
          <table:table-cell office:value-type="float" office:value="32518.16">
            <text:p>32518.16</text:p>
          </table:table-cell>
        </table:table-row>
        <table:table-row table:style-name="ro2" table:number-rows-repeated="9">
          <table:table-cell table:number-columns-repeated="14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00/00/00</text:date>, <text:time style:data-style-name="N2" text:time-value="01:12:30.842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3T01:12:56.648000000</dc:date>
    <meta:editing-duration>PT39M3S</meta:editing-duration>
    <meta:editing-cycles>15</meta:editing-cycles>
    <meta:document-statistic meta:table-count="1" meta:cell-count="626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5000" chart:maximum="37000" chart:interval-major="2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6.374cm" svg:y="0.185cm" style:legend-expansion="wide" chart:style-name="ch2"/>
        <chart:plot-area chart:style-name="ch3" table:cell-range-address="散戶微台未平倉.A2:散戶微台未平倉.A110 散戶微台未平倉.F1:散戶微台未平倉.F110" chart:data-source-has-labels="both" svg:x="0.32cm" svg:y="0.99cm" svg:width="15.36cm" svg:height="7.83cm">
          <chart:coordinate-region svg:x="1.707cm" svg:y="1.185cm" svg:width="13.973cm" svg:height="5.863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F2:散戶微台未平倉.F110" chart:label-cell-address="散戶微台未平倉.F1:散戶微台未平倉.F1" chart:class="chart:line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加權指數收盤</text:p>
                <draw:g>
                  <svg:desc>散戶微台未平倉.F1:散戶微台未平倉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26923.42">
                <text:p>26923.42</text:p>
                <draw:g>
                  <svg:desc>散戶微台未平倉.F2:散戶微台未平倉.F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26793.15">
                <text:p>26793.15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27275.71">
                <text:p>27275.7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27647.87">
                <text:p>27647.87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27302.37">
                <text:p>27302.37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27688.63">
                <text:p>27688.63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27752.41">
                <text:p>27752.41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27648.91">
                <text:p>27648.91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27532.26">
                <text:p>27532.26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27993.63">
                <text:p>27993.63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27949.11">
                <text:p>27949.11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28294.74">
                <text:p>28294.74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28287.53">
                <text:p>28287.53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28233.35">
                <text:p>28233.35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28334.59">
                <text:p>28334.5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28116.56">
                <text:p>28116.56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27717.06">
                <text:p>27717.0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27899.45">
                <text:p>27899.45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7651.41">
                <text:p>27651.41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27869.51">
                <text:p>27869.51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7784.95">
                <text:p>27784.9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27947.09">
                <text:p>27947.09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27903.56">
                <text:p>27903.56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27397.5">
                <text:p>27397.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7447.31">
                <text:p>27447.31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26756.12">
                <text:p>26756.12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6580.12">
                <text:p>26580.12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27426.36">
                <text:p>27426.36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26434.94">
                <text:p>26434.94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6504.24">
                <text:p>26504.24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26912.17">
                <text:p>26912.17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27409.54">
                <text:p>27409.5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27554.53">
                <text:p>27554.5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27626.48">
                <text:p>27626.48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27342.53">
                <text:p>27342.53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27564.27">
                <text:p>27564.27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27793.04">
                <text:p>27793.04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27795.71">
                <text:p>27795.71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27980.89">
                <text:p>27980.89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28303.78">
                <text:p>28303.78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28182.6">
                <text:p>28182.6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28400.73">
                <text:p>28400.73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28024.75">
                <text:p>28024.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28198.02">
                <text:p>28198.0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7866.94">
                <text:p>27866.94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27536.66">
                <text:p>27536.66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7525.17">
                <text:p>27525.17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27468.53">
                <text:p>27468.53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27696.35">
                <text:p>27696.3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28149.64">
                <text:p>28149.64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28310.47">
                <text:p>28310.47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28371.98">
                <text:p>28371.98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28556.02">
                <text:p>28556.02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8810.89">
                <text:p>28810.8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8707.13">
                <text:p>28707.13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8963.6">
                <text:p>28963.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29349.81">
                <text:p>29349.8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30105.04">
                <text:p>30105.04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30576.3">
                <text:p>30576.3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30435.47">
                <text:p>30435.47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30360.55">
                <text:p>30360.5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30288.96">
                <text:p>30288.9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30567.29">
                <text:p>30567.29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0707.22">
                <text:p>30707.22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30941.78">
                <text:p>30941.7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30810.58">
                <text:p>30810.58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31408.7">
                <text:p>31408.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31639.29">
                <text:p>31639.2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31759.99">
                <text:p>31759.99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31246.37">
                <text:p>31246.3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31746.08">
                <text:p>31746.08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31961.51">
                <text:p>31961.51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32064.52">
                <text:p>32064.5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32317.92">
                <text:p>32317.92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32803.82">
                <text:p>32803.8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2536.27">
                <text:p>32536.27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32063.75">
                <text:p>32063.75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31624.03">
                <text:p>31624.03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32195.36">
                <text:p>32195.36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2289.81">
                <text:p>32289.81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31801.27">
                <text:p>31801.2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31782.92">
                <text:p>31782.9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32404.62">
                <text:p>32404.6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33072.97">
                <text:p>33072.97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33605.71">
                <text:p>33605.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3773.26">
                <text:p>33773.26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34700.82">
                <text:p>34700.82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35413.07">
                <text:p>35413.07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35414.49">
                <text:p>35414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77cm" svg:height="9cm" xlink:href=".." xlink:type="simple" chart:class="chart:bar" chart:style-name="ch1">
        <chart:legend chart:legend-position="top" svg:x="6.253cm" svg:y="0.185cm" style:legend-expansion="wide" chart:style-name="ch2"/>
        <chart:plot-area chart:style-name="ch3" table:cell-range-address="散戶微台未平倉.A2:散戶微台未平倉.A110 散戶微台未平倉.E1:散戶微台未平倉.E110" chart:data-source-has-labels="both" svg:x="0.317cm" svg:y="0.99cm" svg:width="15.243cm" svg:height="7.83cm">
          <chart:coordinate-region svg:x="1.662cm" svg:y="1.185cm" svg:width="13.89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E2:散戶微台未平倉.E110" chart:label-cell-address="散戶微台未平倉.E1:散戶微台未平倉.E1" chart:class="chart:bar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_微台未平倉</text:p>
                <draw:g>
                  <svg:desc>散戶微台未平倉.E1:散戶微台未平倉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110</svg:desc>
                </draw:g>
              </table:table-cell>
              <table:table-cell office:value-type="float" office:value="14729">
                <text:p>14729</text:p>
                <draw:g>
                  <svg:desc>散戶微台未平倉.E2:散戶微台未平倉.E110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7161">
                <text:p>-7161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2000">
                <text:p>-12000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11646">
                <text:p>-11646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16136">
                <text:p>-16136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3057">
                <text:p>-305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12351">
                <text:p>-12351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5653">
                <text:p>-15653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9247">
                <text:p>-924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11383">
                <text:p>-11383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3196">
                <text:p>-3196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17397">
                <text:p>17397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22088">
                <text:p>22088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11524">
                <text:p>11524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20185">
                <text:p>20185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7545">
                <text:p>7545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37122">
                <text:p>37122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20314">
                <text:p>20314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39298">
                <text:p>39298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29401">
                <text:p>29401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42598">
                <text:p>42598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29723">
                <text:p>29723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18553">
                <text:p>18553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2009">
                <text:p>-2009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6063">
                <text:p>-6063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12585">
                <text:p>12585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5553">
                <text:p>555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4436">
                <text:p>-4436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9381">
                <text:p>-9381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8828">
                <text:p>-8828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12875">
                <text:p>12875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5731">
                <text:p>5731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33099">
                <text:p>33099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24081">
                <text:p>24081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31348">
                <text:p>31348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9349">
                <text:p>9349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466">
                <text:p>-2466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3823">
                <text:p>-3823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2907">
                <text:p>-2907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3194">
                <text:p>-13194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9292">
                <text:p>-19292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6974">
                <text:p>-697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6867">
                <text:p>-16867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29912">
                <text:p>-29912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29005">
                <text:p>-29005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119">
                <text:p>-24119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6145">
                <text:p>-16145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9235">
                <text:p>-19235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17927">
                <text:p>-17927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2284">
                <text:p>-12284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11881">
                <text:p>-1188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621">
                <text:p>-1162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0386">
                <text:p>-2038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0889">
                <text:p>-20889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8281">
                <text:p>-18281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3687">
                <text:p>-3687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5070">
                <text:p>-15070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9475">
                <text:p>-19475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13165">
                <text:p>-1316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2071">
                <text:p>-22071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7744">
                <text:p>-17744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0809">
                <text:p>10809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5346">
                <text:p>1534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5712">
                <text:p>5712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18236">
                <text:p>1823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9255">
                <text:p>9255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5471">
                <text:p>-5471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14018">
                <text:p>-14018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0400">
                <text:p>-10400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4917">
                <text:p>-14917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6872">
                <text:p>-687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6344">
                <text:p>-6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649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275cm" svg:y="0.375cm" svg:width="13.806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-3" chart:maximum="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cm" xlink:href=".." xlink:type="simple" chart:class="chart:line" chart:style-name="ch1">
        <chart:legend chart:legend-position="bottom" svg:x="6.944cm" svg:y="8.374cm" style:legend-expansion="wide" chart:style-name="ch2"/>
        <chart:plot-area chart:style-name="ch3" table:cell-range-address="散戶微台未平倉.A2:散戶微台未平倉.A78 散戶微台未平倉.O1:散戶微台未平倉.O78" chart:data-source-has-labels="both" svg:x="0.331cm" svg:y="0.18cm" svg:width="15.888cm" svg:height="7.83cm">
          <chart:coordinate-region svg:x="2.081cm" svg:y="0.375cm" svg:width="14.138cm" svg:height="7.44cm"/>
          <chart:axis chart:dimension="x" chart:name="primary-x" chart:style-name="ch4" chartooo:axis-type="auto">
            <chartooo:date-scale/>
            <chart:categories table:cell-range-address="散戶微台未平倉.A2:散戶微台未平倉.A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散戶微台未平倉.O2:散戶微台未平倉.O78" chart:label-cell-address="散戶微台未平倉.O1:散戶微台未平倉.O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散戶除以自營</text:p>
                <draw:g>
                  <svg:desc>散戶微台未平倉.O1:散戶微台未平倉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0/13</text:p>
                <draw:g>
                  <svg:desc>散戶微台未平倉.A2:散戶微台未平倉.A78</svg:desc>
                </draw:g>
              </table:table-cell>
              <table:table-cell office:value-type="float" office:value="-0.983769703446433">
                <text:p>-0.983769703446433</text:p>
                <draw:g>
                  <svg:desc>散戶微台未平倉.O2:散戶微台未平倉.O78</svg:desc>
                </draw:g>
              </table:table-cell>
            </table:table-row>
            <table:table-row>
              <table:table-cell office:value-type="string">
                <text:p>2025/10/14</text:p>
              </table:table-cell>
              <table:table-cell office:value-type="float" office:value="-1.00292890092993">
                <text:p>-1.00292890092993</text:p>
              </table:table-cell>
            </table:table-row>
            <table:table-row>
              <table:table-cell office:value-type="string">
                <text:p>2025/10/15</text:p>
              </table:table-cell>
              <table:table-cell office:value-type="float" office:value="-0.987043418332185">
                <text:p>-0.987043418332185</text:p>
              </table:table-cell>
            </table:table-row>
            <table:table-row>
              <table:table-cell office:value-type="string">
                <text:p>2025/10/16</text:p>
              </table:table-cell>
              <table:table-cell office:value-type="float" office:value="-1.00208768267223">
                <text:p>-1.00208768267223</text:p>
              </table:table-cell>
            </table:table-row>
            <table:table-row>
              <table:table-cell office:value-type="string">
                <text:p>2025/10/17</text:p>
              </table:table-cell>
              <table:table-cell office:value-type="float" office:value="-1.50122010736945">
                <text:p>-1.50122010736945</text:p>
              </table:table-cell>
            </table:table-row>
            <table:table-row>
              <table:table-cell office:value-type="string">
                <text:p>2025/10/20</text:p>
              </table:table-cell>
              <table:table-cell office:value-type="float" office:value="-0.974234565835704">
                <text:p>-0.974234565835704</text:p>
              </table:table-cell>
            </table:table-row>
            <table:table-row>
              <table:table-cell office:value-type="string">
                <text:p>2025/10/21</text:p>
              </table:table-cell>
              <table:table-cell office:value-type="float" office:value="-0.988180537693674">
                <text:p>-0.988180537693674</text:p>
              </table:table-cell>
            </table:table-row>
            <table:table-row>
              <table:table-cell office:value-type="string">
                <text:p>2025/10/22</text:p>
              </table:table-cell>
              <table:table-cell office:value-type="float" office:value="-0.887373004354137">
                <text:p>-0.887373004354137</text:p>
              </table:table-cell>
            </table:table-row>
            <table:table-row>
              <table:table-cell office:value-type="string">
                <text:p>2025/10/23</text:p>
              </table:table-cell>
              <table:table-cell office:value-type="float" office:value="-0.315080033698399">
                <text:p>-0.315080033698399</text:p>
              </table:table-cell>
            </table:table-row>
            <table:table-row>
              <table:table-cell office:value-type="string">
                <text:p>2025/10/27</text:p>
              </table:table-cell>
              <table:table-cell office:value-type="float" office:value="-0.974514754615749">
                <text:p>-0.974514754615749</text:p>
              </table:table-cell>
            </table:table-row>
            <table:table-row>
              <table:table-cell office:value-type="string">
                <text:p>2025/10/28</text:p>
              </table:table-cell>
              <table:table-cell office:value-type="float" office:value="-12.9083333333333">
                <text:p>-12.9083333333333</text:p>
              </table:table-cell>
            </table:table-row>
            <table:table-row>
              <table:table-cell office:value-type="string">
                <text:p>2025/10/29</text:p>
              </table:table-cell>
              <table:table-cell office:value-type="float" office:value="-1.00391226269882">
                <text:p>-1.00391226269882</text:p>
              </table:table-cell>
            </table:table-row>
            <table:table-row>
              <table:table-cell office:value-type="string">
                <text:p>2025/10/30</text:p>
              </table:table-cell>
              <table:table-cell office:value-type="float" office:value="-1.00806715360297">
                <text:p>-1.00806715360297</text:p>
              </table:table-cell>
            </table:table-row>
            <table:table-row>
              <table:table-cell office:value-type="string">
                <text:p>2025/10/31</text:p>
              </table:table-cell>
              <table:table-cell office:value-type="float" office:value="-0.983922551646642">
                <text:p>-0.983922551646642</text:p>
              </table:table-cell>
            </table:table-row>
            <table:table-row>
              <table:table-cell office:value-type="string">
                <text:p>2025/11/03</text:p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>2025/11/04</text:p>
              </table:table-cell>
              <table:table-cell office:value-type="float" office:value="-1.21447602131439">
                <text:p>-1.21447602131439</text:p>
              </table:table-cell>
            </table:table-row>
            <table:table-row>
              <table:table-cell office:value-type="string">
                <text:p>2025/11/05</text:p>
              </table:table-cell>
              <table:table-cell office:value-type="float" office:value="-1.03572066440436">
                <text:p>-1.03572066440436</text:p>
              </table:table-cell>
            </table:table-row>
            <table:table-row>
              <table:table-cell office:value-type="string">
                <text:p>2025/11/06</text:p>
              </table:table-cell>
              <table:table-cell office:value-type="float" office:value="-1.00527201346046">
                <text:p>-1.00527201346046</text:p>
              </table:table-cell>
            </table:table-row>
            <table:table-row>
              <table:table-cell office:value-type="string">
                <text:p>2025/11/07</text:p>
              </table:table-cell>
              <table:table-cell office:value-type="float" office:value="-1.10401359524167">
                <text:p>-1.10401359524167</text:p>
              </table:table-cell>
            </table:table-row>
            <table:table-row>
              <table:table-cell office:value-type="string">
                <text:p>2025/11/10</text:p>
              </table:table-cell>
              <table:table-cell office:value-type="float" office:value="-0.918832722053899">
                <text:p>-0.918832722053899</text:p>
              </table:table-cell>
            </table:table-row>
            <table:table-row>
              <table:table-cell office:value-type="string">
                <text:p>2025/11/11</text:p>
              </table:table-cell>
              <table:table-cell office:value-type="float" office:value="-1.03306208096627">
                <text:p>-1.03306208096627</text:p>
              </table:table-cell>
            </table:table-row>
            <table:table-row>
              <table:table-cell office:value-type="string">
                <text:p>2025/11/12</text:p>
              </table:table-cell>
              <table:table-cell office:value-type="float" office:value="-0.834716229671424">
                <text:p>-0.834716229671424</text:p>
              </table:table-cell>
            </table:table-row>
            <table:table-row>
              <table:table-cell office:value-type="string">
                <text:p>2025/11/13</text:p>
              </table:table-cell>
              <table:table-cell office:value-type="float" office:value="-1.05934015138383">
                <text:p>-1.05934015138383</text:p>
              </table:table-cell>
            </table:table-row>
            <table:table-row>
              <table:table-cell office:value-type="string">
                <text:p>2025/11/14</text:p>
              </table:table-cell>
              <table:table-cell office:value-type="float" office:value="-1.04571959773515">
                <text:p>-1.04571959773515</text:p>
              </table:table-cell>
            </table:table-row>
            <table:table-row>
              <table:table-cell office:value-type="string">
                <text:p>2025/11/17</text:p>
              </table:table-cell>
              <table:table-cell office:value-type="float" office:value="-1.02991279659298">
                <text:p>-1.02991279659298</text:p>
              </table:table-cell>
            </table:table-row>
            <table:table-row>
              <table:table-cell office:value-type="string">
                <text:p>2025/11/18</text:p>
              </table:table-cell>
              <table:table-cell office:value-type="float" office:value="-1.0692751414889">
                <text:p>-1.0692751414889</text:p>
              </table:table-cell>
            </table:table-row>
            <table:table-row>
              <table:table-cell office:value-type="string">
                <text:p>2025/11/19</text:p>
              </table:table-cell>
              <table:table-cell office:value-type="float" office:value="-1.03949229246217">
                <text:p>-1.03949229246217</text:p>
              </table:table-cell>
            </table:table-row>
            <table:table-row>
              <table:table-cell office:value-type="string">
                <text:p>2025/11/20</text:p>
              </table:table-cell>
              <table:table-cell office:value-type="float" office:value="-0.763497724757102">
                <text:p>-0.763497724757102</text:p>
              </table:table-cell>
            </table:table-row>
            <table:table-row>
              <table:table-cell office:value-type="string">
                <text:p>2025/11/21</text:p>
              </table:table-cell>
              <table:table-cell office:value-type="float" office:value="-1.0331797235023">
                <text:p>-1.0331797235023</text:p>
              </table:table-cell>
            </table:table-row>
            <table:table-row>
              <table:table-cell office:value-type="string">
                <text:p>2025/11/24</text:p>
              </table:table-cell>
              <table:table-cell office:value-type="float" office:value="-1.00182008156662">
                <text:p>-1.00182008156662</text:p>
              </table:table-cell>
            </table:table-row>
            <table:table-row>
              <table:table-cell office:value-type="string">
                <text:p>2025/11/25</text:p>
              </table:table-cell>
              <table:table-cell office:value-type="float" office:value="-0.993839725733876">
                <text:p>-0.993839725733876</text:p>
              </table:table-cell>
            </table:table-row>
            <table:table-row>
              <table:table-cell office:value-type="string">
                <text:p>2025/11/26</text:p>
              </table:table-cell>
              <table:table-cell office:value-type="float" office:value="-0.670153211549794">
                <text:p>-0.670153211549794</text:p>
              </table:table-cell>
            </table:table-row>
            <table:table-row>
              <table:table-cell office:value-type="string">
                <text:p>2025/11/27</text:p>
              </table:table-cell>
              <table:table-cell office:value-type="float" office:value="-3.33167495854063">
                <text:p>-3.33167495854063</text:p>
              </table:table-cell>
            </table:table-row>
            <table:table-row>
              <table:table-cell office:value-type="string">
                <text:p>2025/11/28</text:p>
              </table:table-cell>
              <table:table-cell office:value-type="float" office:value="-1.37171945701357">
                <text:p>-1.37171945701357</text:p>
              </table:table-cell>
            </table:table-row>
            <table:table-row>
              <table:table-cell office:value-type="string">
                <text:p>2025/12/01</text:p>
              </table:table-cell>
              <table:table-cell office:value-type="float" office:value="-1.09568169946021">
                <text:p>-1.09568169946021</text:p>
              </table:table-cell>
            </table:table-row>
            <table:table-row>
              <table:table-cell office:value-type="string">
                <text:p>2025/12/02</text:p>
              </table:table-cell>
              <table:table-cell office:value-type="float" office:value="-0.922108145106092">
                <text:p>-0.922108145106092</text:p>
              </table:table-cell>
            </table:table-row>
            <table:table-row>
              <table:table-cell office:value-type="string">
                <text:p>2025/12/03</text:p>
              </table:table-cell>
              <table:table-cell office:value-type="float" office:value="-0.776992401484361">
                <text:p>-0.776992401484361</text:p>
              </table:table-cell>
            </table:table-row>
            <table:table-row>
              <table:table-cell office:value-type="string">
                <text:p>2025/12/04</text:p>
              </table:table-cell>
              <table:table-cell office:value-type="float" office:value="-0.821328205886703">
                <text:p>-0.821328205886703</text:p>
              </table:table-cell>
            </table:table-row>
            <table:table-row>
              <table:table-cell office:value-type="string">
                <text:p>2025/12/05</text:p>
              </table:table-cell>
              <table:table-cell office:value-type="float" office:value="-3.36826119969628">
                <text:p>-3.36826119969628</text:p>
              </table:table-cell>
            </table:table-row>
            <table:table-row>
              <table:table-cell office:value-type="string">
                <text:p>2025/12/08</text:p>
              </table:table-cell>
              <table:table-cell office:value-type="float" office:value="-1.3595652173913">
                <text:p>-1.3595652173913</text:p>
              </table:table-cell>
            </table:table-row>
            <table:table-row>
              <table:table-cell office:value-type="string">
                <text:p>2025/12/09</text:p>
              </table:table-cell>
              <table:table-cell office:value-type="float" office:value="7.2741935483871">
                <text:p>7.2741935483871</text:p>
              </table:table-cell>
            </table:table-row>
            <table:table-row>
              <table:table-cell office:value-type="string">
                <text:p>2025/12/10</text:p>
              </table:table-cell>
              <table:table-cell office:value-type="float" office:value="-1.24390587572214">
                <text:p>-1.24390587572214</text:p>
              </table:table-cell>
            </table:table-row>
            <table:table-row>
              <table:table-cell office:value-type="string">
                <text:p>2025/12/11</text:p>
              </table:table-cell>
              <table:table-cell office:value-type="float" office:value="-1.27085184088441">
                <text:p>-1.27085184088441</text:p>
              </table:table-cell>
            </table:table-row>
            <table:table-row>
              <table:table-cell office:value-type="string">
                <text:p>2025/12/12</text:p>
              </table:table-cell>
              <table:table-cell office:value-type="float" office:value="-1.12549096622152">
                <text:p>-1.12549096622152</text:p>
              </table:table-cell>
            </table:table-row>
            <table:table-row>
              <table:table-cell office:value-type="string">
                <text:p>2025/12/15</text:p>
              </table:table-cell>
              <table:table-cell office:value-type="float" office:value="-1.03717171717172">
                <text:p>-1.03717171717172</text:p>
              </table:table-cell>
            </table:table-row>
            <table:table-row>
              <table:table-cell office:value-type="string">
                <text:p>2025/12/16</text:p>
              </table:table-cell>
              <table:table-cell office:value-type="float" office:value="-1.10628697483205">
                <text:p>-1.10628697483205</text:p>
              </table:table-cell>
            </table:table-row>
            <table:table-row>
              <table:table-cell office:value-type="string">
                <text:p>2025/12/17</text:p>
              </table:table-cell>
              <table:table-cell office:value-type="float" office:value="-1.03627678801962">
                <text:p>-1.03627678801962</text:p>
              </table:table-cell>
            </table:table-row>
            <table:table-row>
              <table:table-cell office:value-type="string">
                <text:p>2025/12/18</text:p>
              </table:table-cell>
              <table:table-cell office:value-type="float" office:value="-1.04608402576167">
                <text:p>-1.04608402576167</text:p>
              </table:table-cell>
            </table:table-row>
            <table:table-row>
              <table:table-cell office:value-type="string">
                <text:p>2025/12/19</text:p>
              </table:table-cell>
              <table:table-cell office:value-type="float" office:value="-0.906174275467675">
                <text:p>-0.906174275467675</text:p>
              </table:table-cell>
            </table:table-row>
            <table:table-row>
              <table:table-cell office:value-type="string">
                <text:p>2025/12/22</text:p>
              </table:table-cell>
              <table:table-cell office:value-type="float" office:value="-2.57680250783699">
                <text:p>-2.57680250783699</text:p>
              </table:table-cell>
            </table:table-row>
            <table:table-row>
              <table:table-cell office:value-type="string">
                <text:p>2025/12/23</text:p>
              </table:table-cell>
              <table:table-cell office:value-type="float" office:value="-1.59225322782174">
                <text:p>-1.59225322782174</text:p>
              </table:table-cell>
            </table:table-row>
            <table:table-row>
              <table:table-cell office:value-type="string">
                <text:p>2025/12/24</text:p>
              </table:table-cell>
              <table:table-cell office:value-type="float" office:value="-0.843342036553525">
                <text:p>-0.843342036553525</text:p>
              </table:table-cell>
            </table:table-row>
            <table:table-row>
              <table:table-cell office:value-type="string">
                <text:p>2025/12/26</text:p>
              </table:table-cell>
              <table:table-cell office:value-type="float" office:value="-1.18544474393531">
                <text:p>-1.18544474393531</text:p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1.19469903393609">
                <text:p>-1.1946990339360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1.31164190332894">
                <text:p>-1.31164190332894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1.36155957378108">
                <text:p>-1.3615595737810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1.34690201729107">
                <text:p>-1.34690201729107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1.41515417642467">
                <text:p>-1.41515417642467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1.6251600296476">
                <text:p>-1.625160029647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1.77690953114682">
                <text:p>-1.7769095311468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1.98688152050408">
                <text:p>-1.98688152050408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2.609081647504">
                <text:p>-2.609081647504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.26342010212978">
                <text:p>-2.26342010212978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4.20829051044878">
                <text:p>-4.20829051044878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6.53161077515118">
                <text:p>-6.53161077515118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1.5747011952191">
                <text:p>-11.5747011952191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2.47944539041596">
                <text:p>-2.47944539041596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2.61504757135704">
                <text:p>-2.61504757135704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3.89288756388416">
                <text:p>-3.89288756388416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0.882057416267943">
                <text:p>-0.882057416267943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1.10899151528956">
                <text:p>-1.1089915152895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0.901774094116035">
                <text:p>-0.90177409411603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1.13563159248778">
                <text:p>-1.13563159248778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1.06143446790692">
                <text:p>-1.0614344679069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3.39173967459324">
                <text:p>3.3917396745932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1.16664867781975">
                <text:p>-1.16664867781975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